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Lucida Sans2" svg:font-family="'Lucida Sans'" style:font-pitch="variable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SimSun1" svg:font-family="SimSun" style:font-pitch="variable" style:font-charset="x-symbol"/>
    <style:font-face style:name="Times New Roman2" svg:font-family="'Times New Roman'" style:font-pitch="variable" style:font-charset="x-symbol"/>
    <style:font-face style:name="Times New Roman3" svg:font-family="'Times New Roman'" style:font-family-generic="roman" style:font-pitch="variable" style:font-charset="x-symbol"/>
    <style:font-face style:name="Lucida Sans1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OpenSymbol4" svg:font-family="OpenSymbol"/>
    <style:font-face style:name="Tahoma2" svg:font-family="Tahoma"/>
    <style:font-face style:name="Bitstream Vera Sans6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Sans3" svg:font-family="'Lucid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SimSun3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4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9.2cm" table:align="margins"/>
    </style:style>
    <style:style style:name="Tableau2.A" style:family="table-column">
      <style:table-column-properties style:column-width="2.933cm" style:rel-column-width="20894*"/>
    </style:style>
    <style:style style:name="Tableau2.B" style:family="table-column">
      <style:table-column-properties style:column-width="3.2cm" style:rel-column-width="22795*"/>
    </style:style>
    <style:style style:name="Tableau2.C" style:family="table-column">
      <style:table-column-properties style:column-width="3.067cm" style:rel-column-width="21846*"/>
    </style:style>
    <style:style style:name="Tableau2.A1" style:family="table-cell">
      <style:table-cell-properties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fo:background-color="#add9e0" fo:padding="0.097cm" fo:border="0.5pt solid #000000">
        <style:background-image/>
      </style:table-cell-properties>
    </style:style>
    <style:style style:name="Tableau2.2" style:family="table-row">
      <style:table-row-properties style:row-height="0.801cm"/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3db5af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fo:font-variant="normal" fo:text-transform="none" fo:color="#1ca2b8" style:font-name="Bitstream Vera Sans3" fo:font-size="16pt" fo:letter-spacing="normal" fo:font-style="normal" fo:text-shadow="none" fo:font-weight="bold" officeooo:rsid="002b3f0f" officeooo:paragraph-rsid="0067aa8d" style:font-size-asian="16pt" style:font-style-asian="normal" style:font-size-complex="16pt" style:font-style-complex="normal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3" fo:font-size="10pt" officeooo:paragraph-rsid="00290c92" style:font-size-asian="10pt" style:font-size-complex="10pt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67aa8d"/>
    </style:style>
    <style:style style:name="P28" style:family="paragraph" style:parent-style-name="Standard">
      <style:paragraph-properties fo:margin-top="0.199cm" fo:margin-bottom="0.199cm" loext:contextual-spacing="false" fo:text-align="center" style:justify-single-word="false"/>
      <style:text-properties officeooo:paragraph-rsid="0067aa8d"/>
    </style:style>
    <style:style style:name="P29" style:family="paragraph" style:parent-style-name="_5f_Paragraphe_20_livret">
      <style:text-properties officeooo:paragraph-rsid="0067aa8d"/>
    </style:style>
    <style:style style:name="P30" style:family="paragraph" style:parent-style-name="_5f_Paragraphe_20_livret">
      <style:paragraph-properties fo:text-align="center" style:justify-single-word="false"/>
      <style:text-properties fo:font-size="9pt" fo:font-weight="bold" officeooo:paragraph-rsid="006da620" style:font-size-asian="9pt" style:font-weight-asian="bold" style:font-size-complex="9pt" style:font-weight-complex="bold"/>
    </style:style>
    <style:style style:name="P31" style:family="paragraph" style:parent-style-name="_5f_Paragraphe_20_livret">
      <style:paragraph-properties fo:text-align="center" style:justify-single-word="false"/>
      <style:text-properties fo:font-size="9pt" officeooo:paragraph-rsid="006da620" style:font-size-asian="9pt" style:font-size-complex="9pt"/>
    </style:style>
    <style:style style:name="P32" style:family="paragraph" style:parent-style-name="_5f_Paragraphe_20_livret" style:master-page-name="">
      <style:paragraph-properties style:page-number="auto">
        <style:tab-stops>
          <style:tab-stop style:position="9.8cm" style:type="right" style:leader-style="dotted" style:leader-text="."/>
        </style:tab-stops>
      </style:paragraph-properties>
      <style:text-properties officeooo:paragraph-rsid="00696f28"/>
    </style:style>
    <style:style style:name="P33" style:family="paragraph" style:parent-style-name="_5f_Paragraphe_20_livret_20_">
      <style:text-properties officeooo:paragraph-rsid="0067aa8d"/>
    </style:style>
    <style:style style:name="P34" style:family="paragraph" style:parent-style-name="_5f_Paragraphe_20_livret_20_">
      <style:paragraph-properties fo:margin-top="0.101cm" fo:margin-bottom="0cm" loext:contextual-spacing="false"/>
      <style:text-properties officeooo:paragraph-rsid="00696f28"/>
    </style:style>
    <style:style style:name="P35" style:family="paragraph" style:parent-style-name="Standard">
      <style:paragraph-properties fo:margin-top="0.101cm" fo:margin-bottom="0cm" loext:contextual-spacing="false" fo:text-align="center" style:justify-single-word="false"/>
      <style:text-properties officeooo:paragraph-rsid="0067aa8d"/>
    </style:style>
    <style:style style:name="P36" style:family="paragraph" style:parent-style-name="_5f_Paragraphe_20_livret">
      <style:paragraph-properties fo:margin-top="0.101cm" fo:margin-bottom="0.3cm" loext:contextual-spacing="false"/>
      <style:text-properties officeooo:paragraph-rsid="0067aa8d"/>
    </style:style>
    <style:style style:name="P37" style:family="paragraph" style:parent-style-name="Exo_5f_Num" style:list-style-name="Num_5f_Exo">
      <style:paragraph-properties fo:margin-top="0cm" fo:margin-bottom="0.199cm" loext:contextual-spacing="false"/>
      <style:text-properties officeooo:paragraph-rsid="0067aa8d"/>
    </style:style>
    <style:style style:name="P38" style:family="paragraph" style:parent-style-name="Exo_5f_Num" style:list-style-name="">
      <style:paragraph-properties fo:margin-top="0cm" fo:margin-bottom="0.101cm" loext:contextual-spacing="false"/>
      <style:text-properties officeooo:paragraph-rsid="0067aa8d"/>
    </style:style>
    <style:style style:name="P39" style:family="paragraph" style:parent-style-name="Exo_5f_Num">
      <style:paragraph-properties fo:margin-top="0cm" fo:margin-bottom="0.101cm" loext:contextual-spacing="false"/>
      <style:text-properties officeooo:paragraph-rsid="0067aa8d"/>
    </style:style>
    <style:style style:name="P40" style:family="paragraph" style:parent-style-name="Standard" style:list-style-name="_5f_Numérotation_20_des_20_exercices_20_livrets">
      <style:paragraph-properties fo:margin-left="0cm" fo:margin-right="0cm" fo:margin-top="0cm" fo:margin-bottom="0.101cm" loext:contextual-spacing="false" fo:text-align="center" style:justify-single-word="false" fo:text-indent="0cm" style:auto-text-indent="false"/>
      <style:text-properties officeooo:paragraph-rsid="004ede28"/>
    </style:style>
    <style:style style:name="P41" style:family="paragraph" style:parent-style-name="Standard" style:list-style-name="Num_5f_Exo" style:master-page-name="">
      <loext:graphic-properties draw:fill="none"/>
      <style:paragraph-properties fo:margin-left="0cm" fo:margin-right="12.501cm" fo:margin-top="0.199cm" fo:margin-bottom="0.101cm" loext:contextual-spacing="false" fo:text-align="start" style:justify-single-word="false" fo:text-indent="0cm" style:auto-text-indent="false" style:page-number="auto" fo:background-color="transparent"/>
      <style:text-properties officeooo:paragraph-rsid="0067aa8d"/>
    </style:style>
    <style:style style:name="P42" style:family="paragraph" style:parent-style-name="_5f_Paragraphe_20_livret" style:list-style-name="Num_5f_Exo"/>
    <style:style style:name="P43" style:family="paragraph" style:parent-style-name="_5f_Paragraphe_20_livret" style:list-style-name="Num_5f_Exo">
      <style:paragraph-properties fo:margin-top="0.101cm" fo:margin-bottom="0.101cm" loext:contextual-spacing="false"/>
    </style:style>
    <style:style style:name="P44" style:family="paragraph" style:parent-style-name="_5f_Paragraphe_20_livret_20_" style:list-style-name="_5f_Numérotation_20_des_20_exercices_20_livrets">
      <style:paragraph-properties fo:margin-left="0cm" fo:margin-right="0cm" fo:margin-top="0.3cm" fo:margin-bottom="0.101cm" loext:contextual-spacing="false" fo:text-indent="0cm" style:auto-text-indent="false"/>
      <style:text-properties officeooo:paragraph-rsid="002fd2c2"/>
    </style:style>
    <style:style style:name="P45" style:family="paragraph" style:parent-style-name="_5f_Paragraphe_20_livret_20_" style:master-page-name="_5f_Fiche_20_éditeur_20_série_20_2_20_une_20_colonne_20_impaire_20__28_G_29_">
      <style:paragraph-properties fo:margin-top="0cm" fo:margin-bottom="0.101cm" loext:contextual-spacing="false" style:page-number="127" fo:break-before="auto" fo:break-after="auto">
        <style:tab-stops/>
      </style:paragraph-properties>
    </style:style>
    <style:style style:name="P46" style:family="paragraph" style:parent-style-name="_5f_Pied_20_de_20_page" style:list-style-name="">
      <style:paragraph-properties fo:text-align="end" style:justify-single-word="false"/>
    </style:style>
    <style:style style:name="P47" style:family="paragraph" style:parent-style-name="_5f_Pied_20_de_20_page">
      <style:paragraph-properties fo:text-align="end" style:justify-single-word="false"/>
    </style:style>
    <style:style style:name="P48" style:family="paragraph" style:parent-style-name="_5f_Pied_20_de_20_page" style:list-style-name=""/>
    <style:style style:name="P49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0" style:family="paragraph" style:parent-style-name="_5f_Titre_20_d_27_exercices_20_livret" style:list-style-name="">
      <style:paragraph-properties fo:margin-top="0.199cm" fo:margin-bottom="0.199cm" loext:contextual-spacing="false" fo:text-align="center" style:justify-single-word="false"/>
      <style:text-properties officeooo:paragraph-rsid="0067aa8d"/>
    </style:style>
    <style:style style:name="P51" style:family="paragraph" style:parent-style-name="_5f_Titre_20_d_27_exercices_20_livret" style:list-style-name="">
      <style:paragraph-properties fo:margin-top="0.199cm" fo:margin-bottom="0.199cm" loext:contextual-spacing="false" fo:text-align="justify" style:justify-single-word="false"/>
      <style:text-properties officeooo:paragraph-rsid="0067aa8d"/>
    </style:style>
    <style:style style:name="P52" style:family="paragraph" style:parent-style-name="_5f_Titre_20_d_27_exercices_20_livret_20_sans_20_titre" style:list-style-name="">
      <style:text-properties officeooo:paragraph-rsid="0067aa8d"/>
    </style:style>
    <style:style style:name="P53" style:family="paragraph" style:parent-style-name="_5f_Titre_20_d_27_exercices_20_livret_20_sans_20_titre" style:list-style-name="">
      <style:paragraph-properties fo:margin-top="0cm" fo:margin-bottom="0.101cm" loext:contextual-spacing="false" style:shadow="none"/>
      <style:text-properties officeooo:rsid="010ec77d" officeooo:paragraph-rsid="00484318"/>
    </style:style>
    <style:style style:name="P54" style:family="paragraph" style:parent-style-name="_5f_Titre_20_d_27_exercices_20_livret_20_sans_20_titre" style:list-style-name="Num_5f_Exo" style:master-page-name="">
      <style:paragraph-properties fo:margin-top="0cm" fo:margin-bottom="0.199cm" loext:contextual-spacing="false" style:page-number="auto" fo:break-before="column"/>
      <style:text-properties officeooo:paragraph-rsid="0067aa8d"/>
    </style:style>
    <style:style style:name="P55" style:family="paragraph" style:parent-style-name="_5f_Titre_20_d_27_exercices_20_livret_20_sans_20_titre" style:list-style-name="Num_5f_Exo">
      <style:paragraph-properties fo:margin-top="0.7cm" fo:margin-bottom="0.199cm" loext:contextual-spacing="false"/>
      <style:text-properties officeooo:paragraph-rsid="006da620"/>
    </style:style>
    <style:style style:name="P56" style:family="paragraph" style:parent-style-name="_5f_Titre_20_d_27_exercices_20_livret_20_sans_20_titre" style:list-style-name="">
      <style:paragraph-properties fo:margin-top="0.499cm" fo:margin-bottom="0.9cm" loext:contextual-spacing="false"/>
      <style:text-properties officeooo:paragraph-rsid="0067aa8d"/>
    </style:style>
    <style:style style:name="P57" style:family="paragraph" style:parent-style-name="_5f_Titre_20_d_27_exercices_20_livret_20_sans_20_titre" style:list-style-name="">
      <style:paragraph-properties fo:margin-top="0.499cm" fo:margin-bottom="0cm" loext:contextual-spacing="false"/>
      <style:text-properties officeooo:paragraph-rsid="0067aa8d"/>
    </style:style>
    <style:style style:name="P58" style:family="paragraph" style:parent-style-name="_5f_Titre_20_d_27_exercices_20_livret_20_sans_20_titre" style:list-style-name="">
      <style:paragraph-properties fo:margin-top="0.499cm" fo:margin-bottom="0.6cm" loext:contextual-spacing="false"/>
      <style:text-properties officeooo:paragraph-rsid="0067aa8d"/>
    </style:style>
    <style:style style:name="P5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cm" fo:margin-bottom="0cm" fo:line-height="100%" fo:text-indent="0cm" style:writing-mode="lr-tb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SimSun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666666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text-align="center"/>
    </style:style>
    <style:style style:name="P71" style:family="paragraph">
      <loext:graphic-properties draw:fill="none" draw:fill-color="#ffffff"/>
      <style:paragraph-properties fo:text-align="center" style:writing-mode="lr-tb"/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P72" style:family="paragraph">
      <loext:graphic-properties draw:fill="solid" draw:fill-color="#1ca2b8"/>
    </style:style>
    <style:style style:name="P7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margin-top="0cm" fo:margin-bottom="0.199cm" fo:text-align="center"/>
    </style:style>
    <style:style style:name="P79" style:family="paragraph">
      <loext:graphic-properties draw:fill-color="#e8c32a"/>
      <style:paragraph-properties fo:margin-top="0cm" fo:margin-bottom="0.199cm" fo:text-align="center"/>
      <style:text-properties fo:color="#ffffff" style:font-name="Bitstream Vera Sans3" fo:font-size="11pt" fo:font-weight="bold" style:font-size-asian="11pt" style:font-weight-asian="bold" style:font-size-complex="11pt" style:font-weight-complex="bold"/>
    </style:style>
    <style:style style:name="P80" style:family="paragraph">
      <loext:graphic-properties draw:fill="solid" draw:fill-color="#a8d384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cc80b4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style:paragraph-properties fo:margin-left="0cm" fo:margin-right="0cm" fo:margin-top="0cm" fo:margin-bottom="0cm" fo:line-height="100%" fo:text-indent="0cm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753a6b" style:text-outline="false" style:text-line-through-style="none" style:text-line-through-type="none" style:font-name="Bitstream Vera Sans3" fo:font-size="8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6600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295ca5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5066ff"/>
    </style:style>
    <style:style style:name="T6" style:family="text">
      <style:text-properties officeooo:rsid="003459de"/>
    </style:style>
    <style:style style:name="T7" style:family="text">
      <style:text-properties officeooo:rsid="002da2af"/>
    </style:style>
    <style:style style:name="T8" style:family="text">
      <style:text-properties fo:font-style="normal" style:text-underline-style="none" fo:font-weight="normal" officeooo:rsid="0109e8fc" style:font-style-asian="normal" style:font-weight-asian="normal" style:font-size-complex="10pt" style:font-style-complex="normal" style:font-weight-complex="normal"/>
    </style:style>
    <style:style style:name="T9" style:family="text">
      <style:text-properties style:text-position="0% 100%" style:font-name="Times New Roman" fo:font-size="12pt" fo:font-style="normal" style:text-underline-style="none" fo:font-weight="normal" officeooo:rsid="00697465" style:font-name-asian="OpenSymbol4" style:font-size-asian="12pt" style:font-style-asian="normal" style:font-weight-asian="normal" style:font-name-complex="OpenSymbol4" style:font-size-complex="12pt" style:font-style-complex="normal" style:font-weight-complex="normal"/>
    </style:style>
    <style:style style:name="T10" style:family="text">
      <style:text-properties fo:letter-spacing="-0.011cm"/>
    </style:style>
    <style:style style:name="T11" style:family="text">
      <style:text-properties style:use-window-font-color="true" style:font-size-asian="10pt" style:font-style-asian="italic" style:font-size-complex="10pt" style:font-style-complex="italic"/>
    </style:style>
    <style:style style:name="T12" style:family="text">
      <style:text-properties fo:color="#000000" style:font-name="Bitstream Vera Sans3" fo:font-size="10pt" fo:font-style="normal" fo:font-weight="normal" officeooo:rsid="0052dfe7" fo:background-color="transparent" loext:char-shading-value="0" style:font-size-asian="12pt" style:font-style-asian="italic" style:font-weight-asian="normal" style:font-size-complex="12pt" style:font-style-complex="italic"/>
    </style:style>
    <style:style style:name="T13" style:family="text">
      <style:text-properties fo:color="#000000" style:font-name="Bitstream Vera Sans2" fo:font-style="normal" fo:font-weight="normal" officeooo:rsid="00571e35" style:font-style-asian="normal" style:font-weight-asian="normal"/>
    </style:style>
    <style:style style:name="T14" style:family="text">
      <style:text-properties fo:letter-spacing="-0.007cm" fo:font-weight="normal" officeooo:rsid="01ba812b" style:font-weight-asian="normal" style:font-weight-complex="normal"/>
    </style:style>
    <style:style style:name="T15" style:family="text">
      <style:text-properties fo:letter-spacing="-0.007cm" style:text-underline-style="none" fo:font-weight="normal" officeooo:rsid="0109e8fc" style:font-weight-asian="normal" style:font-weight-complex="normal"/>
    </style:style>
    <style:style style:name="T16" style:family="text">
      <style:text-properties fo:letter-spacing="-0.007cm" style:text-underline-style="none" fo:font-weight="normal" officeooo:rsid="0100db62" style:font-weight-asian="normal" style:font-weight-complex="normal"/>
    </style:style>
    <style:style style:name="T17" style:family="text">
      <style:text-properties fo:letter-spacing="-0.007cm" style:text-underline-style="none" fo:font-weight="normal" officeooo:rsid="01ba812b" style:font-weight-asian="normal" style:font-weight-complex="normal"/>
    </style:style>
    <style:style style:name="T18" style:family="text">
      <style:text-properties fo:letter-spacing="-0.007cm" officeooo:rsid="0052dfe7"/>
    </style:style>
    <style:style style:name="T19" style:family="text">
      <style:text-properties fo:font-size="10pt" fo:font-style="normal" style:font-size-asian="10pt" style:font-style-asian="normal" style:font-size-complex="10pt" style:font-style-complex="normal"/>
    </style:style>
    <style:style style:name="T20" style:family="text">
      <style:text-properties fo:font-size="10pt" fo:letter-spacing="-0.011cm" fo:font-style="normal" style:font-size-asian="10pt" style:font-style-asian="normal" style:font-size-complex="10pt" style:font-style-complex="normal"/>
    </style:style>
    <style:style style:name="T21" style:family="text">
      <style:text-properties fo:font-size="10pt" fo:letter-spacing="-0.011cm" fo:font-style="normal" officeooo:rsid="004abd36" style:font-size-asian="10pt" style:font-style-asian="normal" style:font-size-complex="10pt" style:font-style-complex="normal"/>
    </style:style>
    <style:style style:name="T22" style:family="text">
      <style:text-properties officeooo:rsid="0052dfe7"/>
    </style:style>
    <style:style style:name="T23" style:family="text">
      <style:text-properties style:font-size-complex="10pt"/>
    </style:style>
    <style:style style:name="T24" style:family="text">
      <style:text-properties style:text-underline-style="none" fo:font-weight="normal" officeooo:rsid="0109e8fc" style:font-weight-asian="normal" style:font-weight-complex="normal"/>
    </style:style>
    <style:style style:name="T25" style:family="text">
      <style:text-properties style:text-underline-style="none" fo:font-weight="normal" officeooo:rsid="0109e8fc" style:font-name-asian="Bitstream Vera Sans6" style:font-weight-asian="normal" style:font-name-complex="Bitstream Vera Sans6" style:font-weight-complex="normal"/>
    </style:style>
    <style:style style:name="T26" style:family="text">
      <style:text-properties style:text-position="super 58%" style:text-underline-style="none" fo:font-weight="normal" officeooo:rsid="0109e8fc" style:font-weight-asian="normal" style:font-weight-complex="normal"/>
    </style:style>
    <style:style style:name="T27" style:family="text">
      <style:text-properties fo:color="#b2b2b2" fo:font-weight="normal" officeooo:rsid="0052dfe7" style:font-weight-asian="normal"/>
    </style:style>
    <style:style style:name="T28" style:family="text">
      <style:text-properties fo:font-size="2pt" style:font-size-asian="1.75pt" style:font-size-complex="2pt"/>
    </style:style>
    <style:style style:name="T29" style:family="text">
      <style:text-properties officeooo:rsid="006fedf0"/>
    </style:style>
    <style:style style:name="T30" style:family="text">
      <style:text-properties style:font-name="Bitstream Vera Sans4" fo:font-size="10pt" officeooo:rsid="0028fffd"/>
    </style:style>
    <style:style style:name="T31" style:family="text">
      <style:text-properties style:font-name="Bitstream Vera Sans4" fo:font-size="10pt" officeooo:rsid="00707393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SimSun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66666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T36" style:family="text">
      <style:text-properties fo:color="#ffffff" style:font-name="Bitstream Vera Sans3" fo:font-size="11pt" fo:font-weight="bold" style:font-size-asian="11pt" style:font-weight-asian="bold" style:font-size-complex="11pt" style:font-weight-complex="bold"/>
    </style:style>
    <style:style style:name="T37" style:family="text">
      <style:text-properties fo:font-variant="normal" fo:text-transform="none" fo:color="#753a6b" style:text-outline="false" style:text-line-through-style="none" style:text-line-through-type="none" style:font-name="Bitstream Vera Sans3" fo:font-size="8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6600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6600" style:text-outline="false" style:text-line-through-style="none" style:text-line-through-type="none" style:font-name="OpenSymbol2" fo:font-size="11pt" fo:font-style="normal" fo:text-shadow="none" style:text-underline-style="none" fo:font-weight="normal" style:letter-kerning="true" style:font-name-asian="OpenSymbol2" style:font-size-asian="11pt" style:font-style-asian="normal" style:font-weight-asian="normal" style:font-name-complex="OpenSymbo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295ca5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cm">
          <style:column-sep style:width="0.021cm" style:color="#1ca2b8" style:height="100%" style:style="solid"/>
          <style:column style:rel-width="32767*" fo:start-indent="0cm" fo:end-indent="0.3cm"/>
          <style:column style:rel-width="32768*" fo:start-indent="0.3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>
          <style:column-sep style:width="0.021cm" style:color="#1ca2b8" style:height="100%" style:style="solid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Ultrafine_20_Dashe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" style:family="graphic">
      <style:graphic-properties draw:stroke="none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6cm" fo:min-width="0.82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8" style:family="graphic">
      <style:graphic-properties draw:stroke="none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6cm" fo:min-width="1.139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9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10" style:family="graphic">
      <style:graphic-properties style:run-through="foreground"/>
    </style:style>
    <style:style style:name="gr11" style:family="graphic">
      <style:graphic-properties draw:stroke="solid" svg:stroke-width="0cm" svg:stroke-color="#999999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351cm" fo:min-width="0.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4" style:family="graphic">
      <style:graphic-properties draw:stroke="dash" draw:stroke-dash="Dashed_20__28_var_29__20_6796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5" style:family="graphic">
      <style:graphic-properties draw:stroke="dash" draw:stroke-dash="Dashed_20__28_var_29__20_6797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7" style:family="graphic">
      <style:graphic-properties draw:stroke="dash" draw:stroke-dash="Dashed_20__28_var_29__20_6798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74cm" fo:min-width="0.82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74cm" fo:min-width="0.8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74cm" fo:min-width="1.24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74cm" fo:min-width="0.82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dash" draw:stroke-dash="Dashed_20__28_var_29__20_679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solid" draw:stroke-dash="Dashed_20__28_var_29__20_679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solid" draw:stroke-dash="Dashed_20__28_var_29__20_679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solid" draw:stroke-dash="Dashed_20__28_var_29__20_680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6801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6802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6803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6804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ed_20__28_var_29__20_6805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solid" draw:stroke-dash="Dashed_20__28_var_29__20_6806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height="false" fo:min-height="0.93cm" fo:min-width="0.46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ed_20__28_var_29__20_6817" svg:stroke-width="0.019cm" svg:stroke-color="#000000" draw:marker-start="Symmetric_20_Arrow" draw:marker-start-width="0.229cm" draw:marker-start-center="false" draw:marker-end="Symmetric_20_Arrow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9cm" fo:min-width="0.82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none" draw:stroke-dash="Dashed_20__28_var_29__20_6818" svg:stroke-width="0.019cm" svg:stroke-color="#000000" draw:marker-start="Symmetric_20_Arrow" draw:marker-start-width="0.229cm" draw:marker-start-center="false" draw:marker-end="Symmetric_20_Arrow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7cm" fo:min-width="1.13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ed_20__28_var_29__20_681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solid" draw:stroke-dash="Dashed_20__28_var_29__20_6820" svg:stroke-width="0.019cm" svg:stroke-color="#000000" draw:marker-start="" draw:marker-start-width="0.229cm" draw:marker-start-center="false" draw:marker-end="Arrow_20_concav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solid" draw:stroke-dash="Dashed_20__28_var_29__20_682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solid" draw:stroke-dash="Dashed_20__28_var_29__20_682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solid" draw:stroke-dash="Dashed_20__28_var_29__20_682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solid" draw:stroke-dash="Dashed_20__28_var_29__20_6824" svg:stroke-width="0.019cm" svg:stroke-color="#000000" draw:marker-start="Arrow_20_concave" draw:marker-start-width="0.229cm" draw:marker-start-center="false" draw:marker-end="Arrow_20_concav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solid" draw:stroke-dash="Dashed_20__28_var_29__20_5675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1" style:family="graphic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stroke="solid" draw:stroke-dash="Dashed_20__28_var_29__20_6788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solid" draw:stroke-dash="Dashed_20__28_var_29__20_6789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ed_20__28_var_29__20_679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draw:stroke-dash="Dashed_20__28_var_29__20_6791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draw:stroke-dash="Dashed_20__28_var_29__20_6792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draw:stroke-dash="Dashed_20__28_var_29__20_6793" svg:stroke-width="0.019cm" svg:stroke-color="#000000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0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1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63" style:family="graphic">
      <style:graphic-properties fo:margin-left="0.499cm" fo:margin-right="0cm"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64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a8d384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65" style:family="graphic">
      <style:graphic-properties draw:stroke="solid" svg:stroke-width="0.03cm" svg:stroke-color="#ad649a" draw:marker-start-width="0.245cm" draw:marker-start-center="false" draw:marker-end-width="0.245cm" draw:marker-end-center="false" draw:fill="solid" draw:fill-color="#cc80b4" draw:opacity="50%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50%" style:run-through="foreground"/>
    </style:style>
    <style:style style:name="gr66" style:family="graphic">
      <style:graphic-properties draw:stroke="solid" svg:stroke-width="0.019cm" svg:stroke-color="#753a6b" draw:marker-start-width="0.229cm" draw:marker-start-center="false" draw:marker-end="Arrow_20_concave" draw:marker-end-width="0.18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05cm" fo:min-width="1.27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8" style:family="graphic">
      <style:graphic-properties draw:stroke="solid" svg:stroke-width="0.03cm" svg:stroke-color="#609941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69" style:family="graphic">
      <style:graphic-properties draw:stroke="solid" svg:stroke-width="0.03cm" svg:stroke-color="#295ca5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7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03cm" fo:min-width="1.27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822cm" fo:min-width="1.71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2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667cm" fo:min-width="1.397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45"><draw:g text:anchor-type="paragraph" draw:z-index="2" draw:style-name="gr3"><draw:custom-shape draw:style-name="gr62" draw:text-style-name="P79" svg:width="3.964cm" svg:height="0.641cm" draw:transform="skewX (0.00279252680319092) rotate (0.0872664625997165) translate (-0.370416666666667cm -0.0934861111111111cm)"><text:p text:style-name="P78"><text:span text:style-name="T3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Exemple_5f_titre"><text:span text:style-name="T8"><draw:frame draw:style-name="fr1" draw:name="Cadre3" text:anchor-type="as-char" svg:y="0.009cm" svg:width="9.135cm" draw:z-index="0"><draw:text-box fo:min-height="3.93cm"><text:section text:style-name="Sect2" text:name="Section5"><text:p text:style-name="P26"/><text:h text:style-name="P53" text:outline-level="1">Construis un patron d’un cylindre de révolution de hauteur 3 cm ayant pour base un disque de rayon 1 cm.</text:h><text:list xml:id="list624084353" text:style-name="_5f_Numérotation_20_des_20_exercices_20_livrets"><text:list-header><text:p text:style-name="P44"><text:span text:style-name="Bold_5f_niv1"><text:span text:style-name="T23">Correction</text:span></text:span></text:p><text:p text:style-name="P40"><draw:g text:anchor-type="paragraph" draw:z-index="1" draw:name="Forme10" draw:style-name="gr63"><draw:rect draw:style-name="gr64" draw:text-style-name="P80" svg:width="2.666cm" svg:height="5.596cm" draw:transform="rotate (1.5707963267949) translate (1.84502777777778cm 4.47851388888889cm)"><text:p/></draw:rect><draw:circle draw:style-name="gr65" draw:text-style-name="P81" svg:width="1.781cm" svg:height="1.781cm" draw:transform="rotate (1.5707963267949) translate (2.73579166666667cm 6.25298611111111cm)"><text:p/></draw:circle><draw:line draw:style-name="gr66" draw:text-style-name="P82" svg:x1="3.625cm" svg:y1="5.378cm" svg:x2="4.396cm" svg:y2="4.932cm"><text:p/></draw:line><draw:frame draw:style-name="gr67" draw:text-style-name="P84" svg:width="1.775cm" svg:height="0.856cm" svg:x="2.907cm" svg:y="5.214cm"><draw:text-box><text:p text:style-name="P83"><text:span text:style-name="T37">1 cm</text:span></text:p></draw:text-box></draw:frame><draw:line draw:style-name="gr68" draw:text-style-name="P82" svg:x1="1.852cm" svg:y1="4.475cm" svg:x2="7.435cm" svg:y2="4.475cm"><text:p/></draw:line><draw:line draw:style-name="gr68" draw:text-style-name="P82" svg:x1="1.846cm" svg:y1="1.815cm" svg:x2="7.429cm" svg:y2="1.815cm"><text:p/></draw:line><draw:line draw:style-name="gr69" draw:text-style-name="P82" svg:x1="1.834cm" svg:y1="4.47cm" svg:x2="1.834cm" svg:y2="1.805cm"><text:p/></draw:line><draw:line draw:style-name="gr69" draw:text-style-name="P82" svg:x1="7.425cm" svg:y1="4.47cm" svg:x2="7.425cm" svg:y2="1.805cm"><text:p/></draw:line><draw:ellipse draw:style-name="gr65" draw:text-style-name="P81" svg:width="1.788cm" svg:height="1.784cm" draw:transform="rotate (1.5707963267949) translate (4.60275cm 1.81680555555556cm)"><text:p/></draw:ellipse><draw:line draw:style-name="gr66" draw:text-style-name="P82" svg:x1="5.481cm" svg:y1="0.92cm" svg:x2="4.677cm" svg:y2="0.539cm"><text:p/></draw:line><draw:frame draw:style-name="gr70" draw:text-style-name="P84" svg:width="1.773cm" svg:height="0.854cm" svg:x="4.773cm" svg:y="0.792cm"><draw:text-box><text:p text:style-name="P83"><text:span text:style-name="T37">1 cm</text:span></text:p></draw:text-box></draw:frame><draw:frame draw:style-name="gr71" draw:text-style-name="P85" svg:width="2.216cm" svg:height="1.073cm" svg:x="3.907cm" svg:y="3.528cm"><draw:text-box><text:p text:style-name="P83"><text:span text:style-name="T38">2</text:span><text:span text:style-name="T39">π</text:span><text:span text:style-name="T38"> cm</text:span></text:p></draw:text-box></draw:frame><draw:frame draw:style-name="gr72" draw:text-style-name="P86" svg:width="1.899cm" svg:height="0.918cm" draw:transform="rotate (1.5707963267949) translate (1.05127777777778cm 3.95463888888889cm)"><draw:text-box><text:p text:style-name="P83"><text:span text:style-name="T40">3 cm</text:span></text:p></draw:text-box></draw:frame></draw:g><text:span text:style-name="Bold_5f_niv2"><text:span text:style-name="T23"/></text:span></text:p></text:list-header></text:list><text:p text:style-name="P34"><text:span text:style-name="_5f_BVS"><text:span text:style-name="T14">La surface</text:span></text:span><text:span text:style-name="_5f_BVS"><text:span text:style-name="T15"> latérale est un rectangle</text:span></text:span><text:span text:style-name="_5f_BVS"><text:span text:style-name="T16">. </text:span></text:span><text:span text:style-name="_5f_BVS"><text:span text:style-name="T15">L’une de ses dimension</text:span></text:span><text:span text:style-name="_5f_BVS"><text:span text:style-name="T17">s</text:span></text:span><text:span text:style-name="_5f_BVS"><text:span text:style-name="T15"> est la hauteur du cylindre, l’autre est la longueur de la base </text:span></text:span><text:span text:style-name="_5f_BVS"><text:span text:style-name="T24">(ici, 2 </text:span></text:span><text:span text:style-name="_5f_opensymbol"><text:span text:style-name="T24">×</text:span></text:span><text:span text:style-name="_5f_BVS"><text:span text:style-name="T24"> </text:span></text:span><text:span text:style-name="corps"><text:span text:style-name="T9">π</text:span></text:span><text:span text:style-name="_5f_BVS"><text:span text:style-name="T25"> </text:span></text:span><text:span text:style-name="_5f_opensymbol"><text:span text:style-name="T25">×</text:span></text:span><text:span text:style-name="_5f_BVS"><text:span text:style-name="T24"> 1</text:span></text:span><text:span text:style-name="_5f_BVS"><text:span text:style-name="T26"> </text:span></text:span><text:span text:style-name="_5f_BVS"><text:span text:style-name="T25">≈ </text:span></text:span><text:span text:style-name="_5f_BVS"><text:span text:style-name="T24">6,28 cm)</text:span></text:span><text:span text:style-name="Exemple_5f_titre"><text:span text:style-name="T24">.</text:span></text:span></text:p></text:section></draw:text-box></draw:frame></text:span></text:span></text:p>
        <text:list xml:id="list3401132575" text:style-name="Num_5f_Exo">
          <text:list-item>
            <text:h text:style-name="P54" text:outline-level="1"><text:span text:style-name="_5f_BVS"><text:span text:style-name="T22"> </text:span></text:span><text:span text:style-name="_5f_BVS"><text:span text:style-name="T18">Indique sur le schéma à main levée les mesures correspondant à la vue en perspective de ce cylindre.</text:span></text:span></text:h>
          </text:list-item>
        </text:list>
        <text:p text:style-name="P29"><draw:g text:anchor-type="paragraph" draw:z-index="18" draw:name="Forme9" draw:style-name="gr3"><draw:g draw:style-name="gr10"><draw:frame draw:style-name="gr37" draw:text-style-name="P66" svg:width="0.823cm" svg:height="0.38cm" draw:transform="rotate (-0.453087473817728) translate (2.48355555555556cm 0.545041666666667cm)"><draw:text-box><text:p text:style-name="P61"><text:span text:style-name="T34">3 cm</text:span></text:p></draw:text-box></draw:frame><draw:frame draw:style-name="gr38" draw:text-style-name="P66" svg:width="1.14cm" svg:height="0.378cm" draw:transform="rotate (-1.5707963267949) translate (4.270375cm 1.21708333333333cm)"><draw:text-box><text:p text:style-name="P61"><text:span text:style-name="T34">4,5 cm</text:span></text:p></draw:text-box></draw:frame><draw:path draw:style-name="gr39" draw:text-style-name="P68" svg:width="2.488cm" svg:height="1.098cm" svg:x="0.994cm" svg:y="0.346cm" svg:viewBox="0 0 2489 1099" svg:d="M7 522c19-123 95-197 81-190s155-115 155-115l163-69c0 0 211-74 204-74s210-48 210-48l210-19c0 0 231-7 224-7s231 7 224 7 251 27 251 27c0 0 157 40 150 40s278 88 271 88 170 101 170 101l116 102 53 117v100c0 0-60 129-53 129s-122 116-116 116-170 96-170 96l-238 95-312 53-318 28c0 0-319-14-312-14s-286-48-286-48l-284-88-169-88-143-108-74-123-14-94z"><text:p/></draw:path><draw:path draw:style-name="gr40" draw:text-style-name="P68" svg:width="0.84cm" svg:height="0.412cm" svg:x="2.243cm" svg:y="0.88cm" svg:viewBox="0 0 841 413" svg:d="M0 0c189 79 358 175 346 168s312 150 312 150l183 95"><text:p/></draw:path><draw:path draw:style-name="gr41" draw:text-style-name="P68" svg:width="0.114cm" svg:height="0.114cm" svg:x="2.188cm" svg:y="0.829cm" svg:viewBox="0 0 115 115" svg:d="M0 0c55 74 60 67 60 67l55 48h-7"><text:p/></draw:path><draw:path draw:style-name="gr42" draw:text-style-name="P68" svg:width="0.149cm" svg:height="0.087cm" svg:x="2.181cm" svg:y="0.829cm" svg:viewBox="0 0 150 88" svg:d="M150 0c-95 60-102 67-102 60s-48 28-48 28"><text:p/></draw:path><draw:path draw:style-name="gr43" draw:text-style-name="P68" svg:width="2.509cm" svg:height="2.3cm" svg:x="0.98cm" svg:y="0.843cm" svg:viewBox="0 0 2510 2301" svg:d="M14 62c0 231 14 515 14 508s-28 271-28 271l7 394v407 136l34 115 135 137 191 115 291 95 400 60c0 0 468-7 468 0s340-60 333-60 258-88 258-88l211-109 134-136 48-122-14-503 14-481c0 0-14-401-14-394s7-407 7-407"><text:p/></draw:path><draw:path draw:style-name="gr44" draw:text-style-name="P68" svg:width="0.032cm" svg:height="1.825cm" svg:x="3.705cm" svg:y="0.843cm" svg:viewBox="0 0 33 1826" svg:d="M0 0c-2 305 21 767 21 767l5 394 7 365-7 300"><text:p/></draw:path></draw:g><draw:g draw:style-name="gr10"><draw:path draw:style-name="gr45" draw:text-style-name="P68" svg:width="3.126cm" svg:height="0.068cm" svg:x="4.556cm" svg:y="2.337cm" svg:viewBox="0 0 3127 69" svg:d="M0 69c669 0 587-14 880-14 233 0 775 14 700 14s1195-69 1195-69h352"><text:p/></draw:path><draw:path draw:style-name="gr46" draw:text-style-name="P69" svg:width="3.14cm" svg:height="1.638cm" svg:x="4.537cm" svg:y="1.046cm" svg:viewBox="0 0 3141 1639" svg:d="M12 25c247 0 607 26 602 26s631-39 626-39 720 27 720 27c0 0 584-39 578-39s591 39 591 39c0 0 5 644 11 644s-28 610-28 557 0 388 12 388-415-28-409-28-695 39-695 39l-574-25-525 14-390-28-430 28h-96v-801c0 0 7-622 13-608s-18-194-18-194z"><text:p/></draw:path><draw:path draw:style-name="gr47" draw:text-style-name="P69" svg:width="0.038cm" svg:height="1.601cm" svg:x="7.955cm" svg:y="1.143cm" svg:viewBox="0 0 39 1602" svg:d="M0 0c-2 268 23 674 23 674l9 344 7 321-7 263"><text:p/></draw:path><draw:path draw:style-name="gr47" draw:text-style-name="P69" svg:width="1.073cm" svg:height="0.031cm" svg:x="5.662cm" svg:y="0.538cm" svg:viewBox="0 0 1074 32" svg:d="M0 0c175 13 469 32 469 32l224-12 210-13 171 13"><text:p/></draw:path><draw:path draw:style-name="gr46" draw:text-style-name="P69" svg:width="1.103cm" svg:height="1.057cm" svg:x="5.639cm" svg:y="0.024cm" svg:viewBox="0 0 1104 1058" svg:d="M536 0c97 0 219 39 219 39 0 0 189 116 189 109s109 182 109 182l51 173-39 220-102 161-182 128-206 46c0 0-122-14-116-14s-154-39-154-39l-157-107-107-157-41-199 41-168 75-168 143-121c0 0 175-80 168-80s136-5 136-5h24"><text:p/></draw:path><draw:path draw:style-name="gr46" draw:text-style-name="P69" svg:width="1.103cm" svg:height="1.057cm" svg:x="5.639cm" svg:y="0.024cm" svg:viewBox="0 0 1104 1058" svg:d="M536 0c97 0 219 39 219 39 0 0 189 116 189 109s109 182 109 182l51 173-39 220-102 161-182 128-206 46c0 0-122-14-116-14s-154-39-154-39l-157-107-107-157-41-199 41-168 75-168 143-121c0 0 175-80 168-80s136-5 136-5h24"><text:p/></draw:path><draw:path draw:style-name="gr47" draw:text-style-name="P69" svg:width="0.542cm" svg:height="0.024cm" svg:x="6.036cm" svg:y="3.166cm" svg:viewBox="0 0 543 25" svg:d="M0 4c88 14 245 9 245 9l90-13 120 11 88 14"><text:p/></draw:path><draw:path draw:style-name="gr46" draw:text-style-name="P69" svg:width="1.103cm" svg:height="1.057cm" svg:x="5.486cm" svg:y="2.658cm" svg:viewBox="0 0 1104 1058" svg:d="M534 0c97 0 221 39 221 39 0 0 187 116 187 109s109 182 109 182l53 173-39 220-104 161-180 130-206 44c0 0-123-12-116-12s-156-39-156-39l-155-109-109-157-39-198 39-169 77-168 142-121c0 0 174-78 169-78s134-7 134-7h26"><text:p/></draw:path></draw:g></draw:g><text:span text:style-name="_5f_BVS"/></text:p>
        <text:p text:style-name="P29"><text:span text:style-name="_5f_BVS"/></text:p>
        <text:p text:style-name="P29"><text:span text:style-name="_5f_BVS"/></text:p>
        <text:p text:style-name="P29"><text:span text:style-name="_5f_BVS"/></text:p>
        <text:p text:style-name="P29"><text:span text:style-name="_5f_BVS"/></text:p>
        <text:p text:style-name="P36"><text:span text:style-name="_5f_BVS"/></text:p>
        <text:p text:style-name="P32"><text:span text:style-name="_5f_BVS"><text:span text:style-name="T12">Calcul : </text:span></text:span><text:span text:style-name="_5f_BVS"><text:span text:style-name="T27"><text:tab/></text:span></text:span></text:p>
        <text:list xml:id="list110344189176136" text:continue-numbering="true" text:style-name="Num_5f_Exo">
          <text:list-item>
            <text:h text:style-name="P55" text:outline-level="1"><text:span text:style-name="_5f_livret"><text:span text:style-name="T19"> </text:span></text:span><text:span text:style-name="_5f_livret"><text:span text:style-name="T20">On considère le patron d’un cylindre de révolution. Complète le tableau. </text:span></text:span><text:span text:style-name="_5f_livret"><text:span text:style-name="T21">Si besoin, donne des valeurs arrondies au dixième.</text:span></text:span></text:h>
          </text:list-item>
        </text:list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P30">Rayon du cercle de base</text:p>
            </table:table-cell>
            <table:table-cell table:style-name="Tableau2.A1" office:value-type="string">
              <text:p text:style-name="P30">Diamètre du cercle de base</text:p>
            </table:table-cell>
            <table:table-cell table:style-name="Tableau2.C1" office:value-type="string">
              <text:p text:style-name="P30">Longueur du rectangle</text:p>
            </table:table-cell>
          </table:table-row>
          <table:table-row table:style-name="Tableau2.2">
            <table:table-cell table:style-name="Tableau2.A2" office:value-type="string">
              <text:p text:style-name="P31">4 cm</text:p>
            </table:table-cell>
            <table:table-cell table:style-name="Tableau2.A2" office:value-type="string">
              <text:p text:style-name="P31"/>
            </table:table-cell>
            <table:table-cell table:style-name="Tableau2.C2" office:value-type="string">
              <text:p text:style-name="P31"/>
            </table:table-cell>
          </table:table-row>
          <table:table-row table:style-name="Tableau2.2">
            <table:table-cell table:style-name="Tableau2.A2" office:value-type="string">
              <text:p text:style-name="P31"/>
            </table:table-cell>
            <table:table-cell table:style-name="Tableau2.A2" office:value-type="string">
              <text:p text:style-name="P31">6,2 cm</text:p>
            </table:table-cell>
            <table:table-cell table:style-name="Tableau2.C2" office:value-type="string">
              <text:p text:style-name="P31"/>
            </table:table-cell>
          </table:table-row>
          <table:table-row table:style-name="Tableau2.2">
            <table:table-cell table:style-name="Tableau2.A2" office:value-type="string">
              <text:p text:style-name="P31"/>
            </table:table-cell>
            <table:table-cell table:style-name="Tableau2.A2" office:value-type="string">
              <text:p text:style-name="P31"/>
            </table:table-cell>
            <table:table-cell table:style-name="Tableau2.C2" office:value-type="string">
              <text:p text:style-name="P31">12,<text:span text:style-name="T13">58</text:span> cm</text:p>
            </table:table-cell>
          </table:table-row>
        </table:table>
        <text:p text:style-name="_5f_Paragraphe_20_livret"><text:span text:style-name="_5f_livret"><text:span text:style-name="T28"/></text:span></text:p>
      </text:section>
      <text:list xml:id="list110342827979596" text:continue-numbering="true" text:style-name="Num_5f_Exo">
        <text:list-item>
          <text:p text:style-name="P42"><text:span text:style-name="_5f_livret"> Construis un patron d’un cylindre de 4 cm de diamètre de la base et </text:span><text:span text:style-name="_5f_livret"><text:span text:style-name="T29">3,</text:span></text:span><text:span text:style-name="_5f_livret">5 cm de hauteur.</text:span></text:p>
        </text:list-item>
      </text:list>
      <text:h text:style-name="P52" text:outline-level="1"><text:span text:style-name="_5f_livret"/></text:h>
      <text:h text:style-name="P52" text:outline-level="1"><text:span text:style-name="_5f_livret"/></text:h>
      <text:h text:style-name="P52" text:outline-level="1"><text:span text:style-name="_5f_livret"/></text:h>
      <text:h text:style-name="P52" text:outline-level="1"><text:span text:style-name="_5f_livret"/></text:h>
      <text:h text:style-name="P52" text:outline-level="1"><text:span text:style-name="_5f_livret"/></text:h>
      <text:h text:style-name="P56" text:outline-level="1"><text:span text:style-name="_5f_livret"/></text:h>
      <text:h text:style-name="P52" text:outline-level="1"><text:span text:style-name="_5f_livret"/></text:h>
      <text:h text:style-name="P52" text:outline-level="1"><text:span text:style-name="_5f_livret"/></text:h>
      <text:h text:style-name="P57" text:outline-level="1"><text:span text:style-name="_5f_livret"/></text:h>
      <text:h text:style-name="P52" text:outline-level="1"><text:span text:style-name="_5f_livret"/></text:h>
      <text:h text:style-name="P58" text:outline-level="1"/>
      <text:section text:style-name="Sect3" text:name="Section4">
        <text:list xml:id="list110343445515968" text:continue-numbering="true" text:style-name="Num_5f_Exo">
          <text:list-item>
            <text:h text:style-name="P37" text:outline-level="1"><text:soft-page-break/> <text:span text:style-name="T10">Parmi les figures suivantes, entoure celles qui sont des patrons de prismes droits.</text:span></text:h>
            <text:p text:style-name="P43"><draw:g text:anchor-type="paragraph" draw:z-index="3" draw:name="Forme5" draw:style-name="gr52"><draw:polygon draw:style-name="gr60" draw:text-style-name="P73" svg:width="0.799cm" svg:height="1.596cm" draw:transform="rotate (-1.55822995618054) translate (4.76213711505586cm 0.241123980709539cm)" svg:viewBox="0 0 800 1597" draw:points="800,1597 399,1597 0,1196 399,0 800,0"><text:p/></draw:polygon><draw:polygon draw:style-name="gr60" draw:text-style-name="P73" svg:width="0.797cm" svg:height="1.596cm" draw:transform="rotate (-1.55822995618054) translate (4.77974845156508cm 1.64251583968581cm)" svg:viewBox="0 0 798 1597" draw:points="0,0 401,0 798,399 401,1597 0,1597"><text:p/></draw:polygon><draw:line draw:style-name="gr61" draw:text-style-name="P77" svg:x1="3.175cm" svg:y1="1.05cm" svg:x2="3.183cm" svg:y2="1.651cm"><text:p/></draw:line><draw:line draw:style-name="gr61" draw:text-style-name="P77" svg:x1="5.168cm" svg:y1="1.026cm" svg:x2="6.431cm" svg:y2="1.01cm"><text:p/></draw:line><draw:line draw:style-name="gr61" draw:text-style-name="P77" svg:x1="5.177cm" svg:y1="1.628cm" svg:x2="6.44cm" svg:y2="1.612cm"><text:p/></draw:line><draw:rect draw:style-name="gr60" draw:text-style-name="P73" svg:width="0.401cm" svg:height="0.604cm" draw:transform="rotate (0.0125663706143592) translate (4.77308333333333cm 1.03011111111111cm)"><text:p/></draw:rect><draw:rect draw:style-name="gr60" draw:text-style-name="P73" svg:width="0.401cm" svg:height="0.604cm" draw:transform="rotate (0.0125663706143592) translate (6.43290277777778cm 1.00894444444444cm)"><text:p/></draw:rect></draw:g><draw:g text:anchor-type="paragraph" draw:z-index="19" draw:name="Forme6" draw:style-name="gr3"><draw:line draw:style-name="gr35" draw:text-style-name="P69" svg:x1="0.663cm" svg:y1="0.299cm" svg:x2="0.663cm" svg:y2="1.279cm"><text:p/></draw:line><draw:line draw:style-name="gr35" draw:text-style-name="P69" svg:x1="0.658cm" svg:y1="1.28cm" svg:x2="0.001cm" svg:y2="1.28cm"><text:p/></draw:line><draw:line draw:style-name="gr35" draw:text-style-name="P69" svg:x1="0.001cm" svg:y1="1.279cm" svg:x2="0.658cm" svg:y2="0.299cm"><text:p/></draw:line><draw:line draw:style-name="gr35" draw:text-style-name="P69" svg:x1="0.663cm" svg:y1="0.299cm" svg:x2="1.648cm" svg:y2="0.299cm"><text:p/></draw:line><draw:line draw:style-name="gr35" draw:text-style-name="P69" svg:x1="1.642cm" svg:y1="0.299cm" svg:x2="1.642cm" svg:y2="1.989cm"><text:p/></draw:line><draw:line draw:style-name="gr35" draw:text-style-name="P69" svg:x1="1.648cm" svg:y1="1.28cm" svg:x2="0.663cm" svg:y2="1.28cm"><text:p/></draw:line><draw:line draw:style-name="gr35" draw:text-style-name="P69" svg:x1="0.663cm" svg:y1="1.28cm" svg:x2="0.663cm" svg:y2="1.933cm"><text:p/></draw:line><draw:line draw:style-name="gr35" draw:text-style-name="P69" svg:x1="1.642cm" svg:y1="1.28cm" svg:x2="2.299cm" svg:y2="1.28cm"><text:p/></draw:line><draw:line draw:style-name="gr35" draw:text-style-name="P69" svg:x1="2.299cm" svg:y1="1.279cm" svg:x2="1.642cm" svg:y2="0.299cm"><text:p/></draw:line><draw:custom-shape draw:style-name="gr36" draw:text-style-name="P63" svg:width="0.98cm" svg:height="1.202cm" svg:x="0.665cm" svg:y="1.939cm"><text:p/><draw:enhanced-geometry svg:viewBox="0 0 21600 21600" draw:type="rectangle" draw:enhanced-path="M 0 0 L 21600 0 21600 21600 0 21600 0 0 Z N"/></draw:custom-shape></draw:g></text:p>
          </text:list-item>
        </text:list>
        <text:p text:style-name="_5f_Paragraphe_20_livret"/>
        <text:list xml:id="list110344034197885" text:continue-numbering="true" text:style-name="Num_5f_Exo">
          <text:list-header>
            <text:p text:style-name="P42"/>
            <text:p text:style-name="P42"><draw:g text:anchor-type="paragraph" draw:z-index="4" draw:name="Forme7" draw:style-name="gr3"><draw:g draw:style-name="gr10"><draw:line draw:style-name="gr59" draw:text-style-name="P76" svg:x1="6.093cm" svg:y1="1.247cm" svg:x2="5.644cm" svg:y2="2.224cm"><text:p/></draw:line><draw:line draw:style-name="gr59" draw:text-style-name="P76" svg:x1="7.519cm" svg:y1="1.247cm" svg:x2="7.07cm" svg:y2="2.224cm"><text:p/></draw:line><draw:line draw:style-name="gr59" draw:text-style-name="P76" svg:x1="6.098cm" svg:y1="1.247cm" svg:x2="7.521cm" svg:y2="1.247cm"><text:p/></draw:line><draw:line draw:style-name="gr59" draw:text-style-name="P76" svg:x1="5.65cm" svg:y1="2.219cm" svg:x2="7.073cm" svg:y2="2.219cm"><text:p/></draw:line><draw:line draw:style-name="gr59" draw:text-style-name="P76" svg:x1="5.641cm" svg:y1="2.225cm" svg:x2="5.629cm" svg:y2="3.095cm"><text:p/></draw:line><draw:line draw:style-name="gr59" draw:text-style-name="P76" svg:x1="7.074cm" svg:y1="2.226cm" svg:x2="7.062cm" svg:y2="3.096cm"><text:p/></draw:line><draw:line draw:style-name="gr59" draw:text-style-name="P76" svg:x1="5.634cm" svg:y1="3.09cm" svg:x2="7.057cm" svg:y2="3.09cm"><text:p/></draw:line><draw:line draw:style-name="gr59" draw:text-style-name="P76" svg:x1="5.627cm" svg:y1="3.092cm" svg:x2="5.178cm" svg:y2="4.069cm"><text:p/></draw:line><draw:line draw:style-name="gr59" draw:text-style-name="P76" svg:x1="7.055cm" svg:y1="3.098cm" svg:x2="6.606cm" svg:y2="4.075cm"><text:p/></draw:line><draw:line draw:style-name="gr59" draw:text-style-name="P76" svg:x1="5.64cm" svg:y1="3.085cm" svg:x2="7.063cm" svg:y2="3.085cm"><text:p/></draw:line><draw:line draw:style-name="gr59" draw:text-style-name="P76" svg:x1="5.179cm" svg:y1="4.091cm" svg:x2="6.602cm" svg:y2="4.091cm"><text:p/></draw:line><draw:line draw:style-name="gr59" draw:text-style-name="P76" svg:x1="7.068cm" svg:y1="3.085cm" svg:x2="8.144cm" svg:y2="3.085cm"><text:p/></draw:line><draw:line draw:style-name="gr59" draw:text-style-name="P76" svg:x1="7.07cm" svg:y1="2.219cm" svg:x2="8.146cm" svg:y2="2.219cm"><text:p/></draw:line><draw:line draw:style-name="gr59" draw:text-style-name="P76" svg:x1="8.15cm" svg:y1="2.216cm" svg:x2="8.138cm" svg:y2="3.086cm"><text:p/></draw:line><draw:line draw:style-name="gr59" draw:text-style-name="P76" svg:x1="4.564cm" svg:y1="2.219cm" svg:x2="5.64cm" svg:y2="2.219cm"><text:p/></draw:line><draw:line draw:style-name="gr59" draw:text-style-name="P76" svg:x1="4.549cm" svg:y1="3.078cm" svg:x2="5.625cm" svg:y2="3.078cm"><text:p/></draw:line><draw:line draw:style-name="gr59" draw:text-style-name="P76" svg:x1="4.57cm" svg:y1="2.215cm" svg:x2="4.558cm" svg:y2="3.085cm"><text:p/></draw:line><draw:line draw:style-name="gr59" draw:text-style-name="P76" svg:x1="6.11cm" svg:y1="0.371cm" svg:x2="6.098cm" svg:y2="1.241cm"><text:p/></draw:line><draw:line draw:style-name="gr59" draw:text-style-name="P76" svg:x1="7.527cm" svg:y1="0.381cm" svg:x2="7.515cm" svg:y2="1.251cm"><text:p/></draw:line><draw:line draw:style-name="gr59" draw:text-style-name="P76" svg:x1="6.112cm" svg:y1="0.379cm" svg:x2="7.535cm" svg:y2="0.379cm"><text:p/></draw:line></draw:g></draw:g></text:p>
          </text:list-header>
        </text:list>
        <text:p text:style-name="_5f_Paragraphe_20_livret"/>
        <text:p text:style-name="_5f_Paragraphe_20_livret"/>
        <text:p text:style-name="_5f_Paragraphe_20_livret"><draw:g text:anchor-type="paragraph" draw:z-index="5" draw:name="Forme8" draw:style-name="gr52"><draw:polygon draw:style-name="gr53" draw:text-style-name="P74" svg:width="0.857cm" svg:height="1.279cm" svg:x="2.667cm" svg:y="2.856cm" svg:viewBox="0 0 858 1280" draw:points="0,0 858,0 858,1280 0,1280"><text:p/></draw:polygon><draw:polygon draw:style-name="gr54" draw:text-style-name="P74" svg:width="0.857cm" svg:height="1.279cm" svg:x="0.528cm" svg:y="2.856cm" svg:viewBox="0 0 858 1280" draw:points="0,0 858,0 858,1280 0,1280"><text:p/></draw:polygon><draw:line draw:style-name="gr55" draw:text-style-name="P75" svg:x1="2.671cm" svg:y1="4.138cm" svg:x2="1.386cm" svg:y2="4.138cm"><text:p/></draw:line><draw:rect draw:style-name="gr56" draw:text-style-name="P74" svg:width="1.29cm" svg:height="0.424cm" draw:transform="rotate (-3.14159265358979) translate (2.67052777777778cm 2.85573611111111cm)"><text:p/></draw:rect><draw:rect draw:style-name="gr57" draw:text-style-name="P74" svg:width="1.29cm" svg:height="1.274cm" draw:transform="rotate (-3.14159265358979) translate (2.67052777777778cm 2.43063888888889cm)"><text:p/></draw:rect><draw:rect draw:style-name="gr58" draw:text-style-name="P74" svg:width="1.29cm" svg:height="0.86cm" draw:transform="rotate (-3.14159265358979) translate (2.67052777777778cm 1.15711111111111cm)"><text:p/></draw:rect></draw:g></text:p>
        <text:h text:style-name="P38" text:outline-level="1"/>
        <text:h text:style-name="P38" text:outline-level="1"/>
        <text:h text:style-name="P38" text:outline-level="1"/>
        <text:h text:style-name="P38" text:outline-level="1"><draw:g text:anchor-type="paragraph" draw:z-index="6" draw:name="Forme4" draw:style-name="gr3"><draw:polygon draw:style-name="gr51" draw:text-style-name="P73" svg:width="1.148cm" svg:height="1.15cm" svg:x="7.719cm" svg:y="0.219cm" svg:viewBox="0 0 1149 1151" draw:points="1149,1151 0,1151 0,767 383,767 383,384 767,384 767,0 1149,0"><text:p/></draw:polygon><draw:rect draw:style-name="gr51" draw:text-style-name="P73" svg:width="1.156cm" svg:height="1.151cm" draw:transform="rotate (-3.14159265358979) translate (5.42219444444444cm 2.51883333333333cm)"><text:p/></draw:rect><draw:polygon draw:style-name="gr51" draw:text-style-name="P73" svg:width="1.148cm" svg:height="1.15cm" svg:x="4.269cm" svg:y="0.219cm" svg:viewBox="0 0 1149 1151" draw:points="0,1151 1149,1151 1149,767 767,767 767,384 383,384 383,0 0,0"><text:p/></draw:polygon><draw:rect draw:style-name="gr51" draw:text-style-name="P73" svg:width="1.154cm" svg:height="1.151cm" draw:transform="rotate (-3.14159265358979) translate (8.86883333333334cm 2.51883333333333cm)"><text:p/></draw:rect><draw:rect draw:style-name="gr51" draw:text-style-name="P73" svg:width="0.384cm" svg:height="1.151cm" draw:transform="rotate (-3.14159265358979) translate (7.71701388888889cm 2.51883333333333cm)"><text:p/></draw:rect><draw:rect draw:style-name="gr51" draw:text-style-name="P73" svg:width="0.391cm" svg:height="1.151cm" draw:transform="rotate (-3.14159265358979) translate (7.33777777777778cm 2.51883333333333cm)"><text:p/></draw:rect><draw:rect draw:style-name="gr51" draw:text-style-name="P73" svg:width="0.389cm" svg:height="1.151cm" draw:transform="rotate (-3.14159265358979) translate (6.95501388888889cm 2.51883333333333cm)"><text:p/></draw:rect><draw:rect draw:style-name="gr51" draw:text-style-name="P73" svg:width="0.389cm" svg:height="1.151cm" draw:transform="rotate (-3.14159265358979) translate (6.56695833333333cm 2.51883333333333cm)"><text:p/></draw:rect><draw:rect draw:style-name="gr51" draw:text-style-name="P73" svg:width="0.387cm" svg:height="1.151cm" draw:transform="rotate (-3.14159265358979) translate (6.18419444444444cm 2.51883333333333cm)"><text:p/></draw:rect><draw:rect draw:style-name="gr51" draw:text-style-name="P73" svg:width="0.38cm" svg:height="1.151cm" draw:transform="rotate (-3.14159265358979) translate (5.80143055555556cm 2.51883333333333cm)"><text:p/></draw:rect></draw:g></text:h>
        <text:h text:style-name="P38" text:outline-level="1"/>
        <text:h text:style-name="P38" text:outline-level="1"/>
        <text:h text:style-name="P38" text:outline-level="1"/>
        <text:h text:style-name="P38" text:outline-level="1"/>
        <text:h text:style-name="P38" text:outline-level="1"/>
        <text:list xml:id="list110343864784097" text:continue-numbering="true" text:style-name="Num_5f_Exo">
          <text:list-item>
            <text:h text:style-name="P39" text:outline-level="1"> <text:span text:style-name="T10">À l’aide des représentations en perspective cavalière, indique les longueurs que tu connais et code les segments de même longueur sur les patrons.</text:span></text:h>
          </text:list-item>
        </text:list>
        <text:p text:style-name="P28"><draw:g text:anchor-type="paragraph" draw:z-index="20" draw:name="Forme11" draw:style-name="gr9"><draw:g draw:name="Forme11" draw:style-name="gr10"><draw:g draw:style-name="gr10"><draw:custom-shape draw:style-name="gr11" draw:text-style-name="P63" svg:width="1.101cm" svg:height="0.602cm" draw:transform="skewX (0.00296705972839036) translate (5.667375cm 7.40304166666667cm)"><text:p/><draw:enhanced-geometry svg:viewBox="0 0 21600 21600" draw:type="rectangle" draw:enhanced-path="M 0 0 L 21600 0 21600 21600 0 21600 0 0 Z N"/></draw:custom-shape><draw:frame draw:name="Forme3" draw:style-name="gr12" draw:text-style-name="P64" svg:width="1.616cm" svg:height="0.74cm" svg:x="5.523cm" svg:y="7.317cm"><draw:text-box><text:p text:style-name="P61"><text:span text:style-name="T33">…</text:span><text:span text:style-name="T33">....</text:span></text:p></draw:text-box></draw:frame></draw:g></draw:g><draw:path draw:style-name="gr13" draw:text-style-name="P65" svg:width="0.424cm" svg:height="1.152cm" svg:x="0.857cm" svg:y="5.786cm" svg:viewBox="0 0 425 1153" svg:d="M425 0c-25 54-17 118-50 171-35 52-47 116-72 175-23 53-48 106-55 165-9 58-46 107-61 165-16 58-42 114-67 169-23 55-40 113-70 166l-18 55-16 55-16 32"><text:p/></draw:path><draw:path draw:style-name="gr13" draw:text-style-name="P65" svg:width="0.425cm" svg:height="1.152cm" svg:x="2.919cm" svg:y="5.816cm" svg:viewBox="0 0 426 1153" svg:d="M426 0c-26 53-18 118-52 170-34 53-47 117-71 175-22 54-48 107-55 166-8 58-45 107-60 165-16 58-43 114-67 169-23 55-40 113-71 166l-17 55-17 54-16 33"><text:p/></draw:path><draw:path draw:style-name="gr13" draw:text-style-name="P65" svg:width="2.055cm" svg:height="0.05cm" svg:x="1.277cm" svg:y="5.786cm" svg:viewBox="0 0 2056 51" svg:d="M0 0c56 1 113 4 170 5 56 1 110 8 166 5 59-2 121 0 182 0 56 0 114 0 171 0 60 0 122 0 182 0 58 0 118 6 176 0 58-5 109 17 166 17 56 0 114-6 171 11 56 17 116 7 176 11 56 5 113-2 171-11 57-10 117 0 176 0h55 56 38"><text:p/></draw:path><draw:path draw:style-name="gr13" draw:text-style-name="P65" svg:width="2.055cm" svg:height="0.05cm" svg:x="0.869cm" svg:y="6.934cm" svg:viewBox="0 0 2056 51" svg:d="M0 0c56 1 113 4 170 5 56 1 110 8 166 5 59-2 121 0 182 0 56 0 114 0 171 0 60 0 122 0 182 0 58 0 118 6 176 0 58-5 109 17 166 17 56 0 114-6 171 11 56 17 116 7 176 11 56 5 113-2 171-11 57-10 117 0 176 0h55 56 38"><text:p/></draw:path><draw:path draw:style-name="gr14" draw:text-style-name="P65" svg:width="0.425cm" svg:height="1.152cm" svg:x="1.582cm" svg:y="5.005cm" svg:viewBox="0 0 426 1153" svg:d="M426 0c-27 53-18 118-52 170-34 53-46 117-70 175-23 54-49 107-55 166-9 58-46 107-61 165-16 58-43 114-67 169s-41 113-71 166l-18 55-16 55-16 32"><text:p/></draw:path><draw:path draw:style-name="gr13" draw:text-style-name="P65" svg:width="0.424cm" svg:height="1.152cm" svg:x="3.644cm" svg:y="5.041cm" svg:viewBox="0 0 425 1153" svg:d="M425 0c-26 53-17 118-51 170-34 53-47 117-71 175-22 54-48 108-55 166-8 58-46 107-60 165-16 58-43 114-67 169s-40 113-71 166l-17 55-17 55-16 32"><text:p/></draw:path><draw:path draw:style-name="gr13" draw:text-style-name="P65" svg:width="2.055cm" svg:height="0.05cm" svg:x="2cm" svg:y="5.011cm" svg:viewBox="0 0 2056 51" svg:d="M0 0c56 1 113 4 170 5 56 1 110 8 166 5 59-2 121 0 182 0 56 0 114 0 171 0 60 0 122 0 182 0 58 0 118 6 176 0 58-5 109 17 166 17 56 0 114-6 171 11 56 17 116 7 176 11 56 5 113-2 171-11 57-10 117 0 176 0h55 56 38"><text:p/></draw:path><draw:path draw:style-name="gr15" draw:text-style-name="P65" svg:width="2.055cm" svg:height="0.05cm" svg:x="1.593cm" svg:y="6.156cm" svg:viewBox="0 0 2056 51" svg:d="M0 0c56 1 113 4 170 5 56 1 110 8 166 5 59-2 121 0 182 0 56 0 114 0 171 0 60 0 122 0 182 0 58 0 118 6 176 0 58-5 109 17 166 17 56 0 114-6 171 11 56 17 116 7 176 11 56 5 113-2 171-11 57-10 117 0 176 0h55 56 38"><text:p/></draw:path><draw:path draw:style-name="gr16" draw:text-style-name="P65" svg:width="0.726cm" svg:height="0.769cm" svg:x="1.281cm" svg:y="5.011cm" svg:viewBox="0 0 727 770" svg:d="M0 770c31-66 90-113 149-149 61-40 90-112 148-155 60-43 85-115 139-159 54-45 74-116 144-148 67-30 100-105 147-159"><text:p/></draw:path><draw:path draw:style-name="gr16" draw:text-style-name="P65" svg:width="0.727cm" svg:height="0.768cm" svg:x="3.337cm" svg:y="5.049cm" svg:viewBox="0 0 728 769" svg:d="M0 769c32-66 90-112 149-149 62-40 90-112 148-154 60-43 85-115 138-159 54-46 74-117 144-149 68-30 100-105 149-158"><text:p/></draw:path><draw:path draw:style-name="gr16" draw:text-style-name="P65" svg:width="0.727cm" svg:height="0.768cm" svg:x="2.924cm" svg:y="6.197cm" svg:viewBox="0 0 728 769" svg:d="M0 769c32-66 90-112 149-148 62-40 90-113 149-154 59-44 84-116 137-160 54-46 74-116 144-149 68-30 101-104 149-158"><text:p/></draw:path><draw:path draw:style-name="gr17" draw:text-style-name="P65" svg:width="0.726cm" svg:height="0.769cm" svg:x="0.868cm" svg:y="6.154cm" svg:viewBox="0 0 727 770" svg:d="M0 770c31-67 90-113 149-149 62-40 91-112 148-154 61-43 86-115 138-160 54-45 74-116 144-149 68-29 101-104 148-158"><text:p/></draw:path><draw:path draw:style-name="gr18" draw:text-style-name="P65" svg:width="0.425cm" svg:height="1.152cm" svg:x="0.693cm" svg:y="5.744cm" svg:viewBox="0 0 426 1153" svg:d="M426 0c-27 53-18 118-52 170-34 53-46 117-71 175-22 54-48 107-55 166-9 58-45 107-60 165-16 58-44 114-67 169-25 55-41 113-71 165l-18 56-17 54-15 33"><text:p/></draw:path><draw:path draw:style-name="gr18" draw:text-style-name="P65" svg:width="2.055cm" svg:height="0.05cm" svg:x="0.853cm" svg:y="7.118cm" svg:viewBox="0 0 2056 51" svg:d="M0 0c56 1 113 4 170 5 56 1 110 8 166 5 59-2 121 0 182 0 56 0 114 0 171 0 60 0 122 0 182 0 58 0 118 6 176 0 58-5 109 17 166 17 56 0 114-6 171 11 56 17 116 7 176 11 56 5 113-2 171-11 57-10 117 0 176 0h55 56 38"><text:p/></draw:path><draw:path draw:style-name="gr18" draw:text-style-name="P65" svg:width="0.726cm" svg:height="0.769cm" svg:x="3.088cm" svg:y="6.311cm" svg:viewBox="0 0 727 770" svg:d="M0 770c31-67 90-113 148-149 62-40 90-113 149-155 59-43 85-115 137-159 55-45 75-116 145-149 68-30 100-105 148-158"><text:p/></draw:path><draw:frame draw:style-name="gr19" draw:text-style-name="P66" svg:width="0.823cm" svg:height="0.375cm" svg:x="1.565cm" svg:y="7.213cm"><draw:text-box><text:p text:style-name="P61"><text:span text:style-name="T34">4 cm</text:span></text:p></draw:text-box></draw:frame><draw:frame draw:style-name="gr20" draw:text-style-name="P66" svg:width="0.821cm" svg:height="0.375cm" draw:transform="rotate (1.18507856210415) translate (0.322791666666667cm 6.46288888888889cm)"><draw:text-box><text:p text:style-name="P61"><text:span text:style-name="T34">3 cm</text:span></text:p></draw:text-box></draw:frame><draw:frame draw:style-name="gr19" draw:text-style-name="P66" svg:width="0.823cm" svg:height="0.375cm" svg:x="3.47cm" svg:y="6.622cm"><draw:text-box><text:p text:style-name="P61"><text:span text:style-name="T34">2 cm</text:span></text:p></draw:text-box></draw:frame><draw:polyline draw:style-name="gr16" draw:text-style-name="P65" svg:width="0.037cm" svg:height="0.156cm" svg:x="2.143cm" svg:y="5.722cm" svg:viewBox="0 0 38 157" draw:points="38,0 26,63 7,125 0,157"><text:p/></draw:polyline><draw:polyline draw:style-name="gr16" draw:text-style-name="P65" svg:width="0.038cm" svg:height="0.156cm" svg:x="2.24cm" svg:y="5.729cm" svg:viewBox="0 0 39 157" draw:points="39,0 26,63 7,125 0,157"><text:p/></draw:polyline><draw:polyline draw:style-name="gr16" draw:text-style-name="P65" svg:width="0.037cm" svg:height="0.156cm" svg:x="1.836cm" svg:y="6.87cm" svg:viewBox="0 0 38 157" draw:points="38,0 26,63 7,125 0,157"><text:p/></draw:polyline><draw:polyline draw:style-name="gr16" draw:text-style-name="P65" svg:width="0.038cm" svg:height="0.156cm" svg:x="1.933cm" svg:y="6.87cm" svg:viewBox="0 0 39 157" draw:points="39,0 26,63 7,125 0,157"><text:p/></draw:polyline><draw:polyline draw:style-name="gr16" draw:text-style-name="P65" svg:width="0.143cm" svg:height="0.143cm" svg:x="1.037cm" svg:y="6.246cm" svg:viewBox="0 0 144 144" draw:points="0,0 63,38 107,101 144,144"><text:p/></draw:polyline><draw:polyline draw:style-name="gr16" draw:text-style-name="P65" svg:width="0.143cm" svg:height="0.142cm" svg:x="3.066cm" svg:y="6.348cm" svg:viewBox="0 0 144 143" draw:points="0,0 63,38 107,101 144,143"><text:p/></draw:polyline><draw:frame draw:style-name="gr19" draw:text-style-name="P66" svg:width="0.823cm" svg:height="0.375cm" svg:x="1.953cm" svg:y="0.452cm"><draw:text-box><text:p text:style-name="P61"><text:span text:style-name="T34">5 cm</text:span></text:p></draw:text-box></draw:frame><draw:frame draw:style-name="gr21" draw:text-style-name="P66" svg:width="1.248cm" svg:height="0.375cm" draw:transform="rotate (1.5707963267949) translate (0.335138888888889cm 2.397125cm)"><draw:text-box><text:p text:style-name="P61"><text:span text:style-name="T34">2,5 cm </text:span></text:p></draw:text-box></draw:frame><draw:frame draw:style-name="gr20" draw:text-style-name="P66" svg:width="0.821cm" svg:height="0.375cm" draw:transform="rotate (0.274191225488309) translate (2.48708333333333cm 3.09738888888889cm)"><draw:text-box><text:p text:style-name="P61"><text:span text:style-name="T34">4 cm</text:span></text:p></draw:text-box></draw:frame><draw:frame draw:style-name="gr22" draw:text-style-name="P66" svg:width="0.825cm" svg:height="0.375cm" draw:transform="rotate (-0.622558944186378) translate (0.964847222222222cm 2.58586111111111cm)"><draw:text-box><text:p text:style-name="P61"><text:span text:style-name="T34">3 cm</text:span></text:p></draw:text-box></draw:frame><draw:path draw:style-name="gr23" draw:text-style-name="P67" svg:width="1.083cm" svg:height="0.024cm" svg:x="1.101cm" svg:y="1.01cm" svg:viewBox="0 0 1084 25" svg:d="M0 0c629-2 1095 25 1084 25"><text:p/></draw:path><draw:path draw:style-name="gr23" draw:text-style-name="P67" svg:width="0.58cm" svg:height="0.024cm" svg:x="2.183cm" svg:y="1.016cm" svg:viewBox="0 0 581 25" svg:d="M0 25c-2 0 616-25 579-25"><text:p/></draw:path><draw:path draw:style-name="gr23" draw:text-style-name="P67" svg:width="0.844cm" svg:height="0.036cm" svg:x="2.759cm" svg:y="1.016cm" svg:viewBox="0 0 845 37" svg:d="M0 0c-2 0 845 37 845 37"><text:p/></draw:path><draw:path draw:style-name="gr23" draw:text-style-name="P67" svg:width="0.012cm" svg:height="0.628cm" svg:x="3.595cm" svg:y="1.052cm" svg:viewBox="0 0 13 629" svg:d="M13 0c0 0 0 629-13 629"><text:p/></draw:path><draw:path draw:style-name="gr23" draw:text-style-name="P67" svg:width="0.05cm" svg:height="0.463cm" svg:x="3.592cm" svg:y="1.682cm" svg:viewBox="0 0 51 464" svg:d="M0 0c-2 0 51 464 51 464"><text:p/></draw:path><draw:path draw:style-name="gr23" draw:text-style-name="P67" svg:width="0.036cm" svg:height="0.325cm" svg:x="3.6cm" svg:y="2.15cm" svg:viewBox="0 0 37 326" svg:d="M37 0c0 0-39 313-37 326"><text:p/></draw:path><draw:path draw:style-name="gr23" draw:text-style-name="P67" svg:width="0.01cm" svg:height="0.426cm" svg:x="1.09cm" svg:y="2.031cm" svg:viewBox="0 0 11 427" svg:d="M0 427c0 0 0-429 11-427"><text:p/></draw:path><draw:path draw:style-name="gr23" draw:text-style-name="P67" svg:width="0.024cm" svg:height="0.513cm" svg:x="1.101cm" svg:y="1.518cm" svg:viewBox="0 0 25 514" svg:d="M0 514c13 14 25-514 25-514"><text:p/></draw:path><draw:path draw:style-name="gr23" draw:text-style-name="P67" svg:width="0.024cm" svg:height="0.488cm" svg:x="1.101cm" svg:y="1.029cm" svg:viewBox="0 0 25 489" svg:d="M25 489c0 11-25-489-25-489"><text:p/></draw:path><draw:line draw:style-name="gr23" draw:text-style-name="P67" svg:x1="1.101cm" svg:y1="1.029cm" svg:x2="1.618cm" svg:y2="1.342cm"><text:p/></draw:line><draw:path draw:style-name="gr23" draw:text-style-name="P67" svg:width="0.276cm" svg:height="0.175cm" svg:x="1.619cm" svg:y="1.343cm" svg:viewBox="0 0 277 176" svg:d="M0 0c0 0 289 176 277 176"><text:p/></draw:path><draw:path draw:style-name="gr23" draw:text-style-name="P67" svg:width="0.578cm" svg:height="0.161cm" svg:x="1.896cm" svg:y="1.358cm" svg:viewBox="0 0 579 162" svg:d="M0 162c-2 0 579-162 579-162"><text:p/></draw:path><draw:path draw:style-name="gr23" draw:text-style-name="P67" svg:width="0.553cm" svg:height="0.163cm" svg:x="2.475cm" svg:y="1.194cm" svg:viewBox="0 0 554 164" svg:d="M0 164c0 0 566-164 554-164"><text:p/></draw:path><draw:path draw:style-name="gr23" draw:text-style-name="P67" svg:width="0.578cm" svg:height="0.15cm" svg:x="3.028cm" svg:y="1.044cm" svg:viewBox="0 0 579 151" svg:d="M0 151c-2 0 579-151 579-151"><text:p/></draw:path><draw:path draw:style-name="gr23" draw:text-style-name="P67" svg:width="2.505cm" svg:height="0.514cm" svg:x="1.115cm" svg:y="2.477cm" svg:viewBox="0 0 2506 515" svg:d="M0 0c314 201 541 351 516 351s289 164 289 164c0 0 655-213 642-213-12 0 644-151 644-151l415-138"><text:p/></draw:path><draw:path draw:style-name="gr23" draw:text-style-name="P67" svg:width="0.01cm" svg:height="1.48cm" svg:x="1.907cm" svg:y="1.508cm" svg:viewBox="0 0 11 1481" svg:d="M0 0c0 288 11 802 11 802l-11 465v214"><text:p/></draw:path><draw:path draw:style-name="gr24" draw:text-style-name="P67" svg:width="2.505cm" svg:height="0.024cm" svg:x="1.099cm" svg:y="2.477cm" svg:viewBox="0 0 2506 25" svg:d="M0 0c541 0 1045 13 1033 13-11 0 717 12 717 0 0-11 580 12 568 12-13 0 188 0 188 0"><text:p/></draw:path><draw:path draw:style-name="gr25" draw:text-style-name="P67" svg:width="0.026cm" svg:height="1.457cm" svg:x="0.873cm" svg:y="1.038cm" svg:viewBox="0 0 27 1458" svg:d="M13 0c14 214 14 591 14 579s-27 514-27 514v365"><text:p/></draw:path><draw:path draw:style-name="gr25" draw:text-style-name="P68" svg:width="2.543cm" svg:height="0.036cm" svg:x="1.06cm" svg:y="0.843cm" svg:viewBox="0 0 2544 37" svg:d="M0 0c781 13 1234 37 1221 37-14 0 870-12 870-12h453"><text:p/></draw:path><draw:path draw:style-name="gr25" draw:text-style-name="P68" svg:width="0.805cm" svg:height="0.551cm" svg:x="0.985cm" svg:y="2.525cm" svg:viewBox="0 0 806 552" svg:d="M0 0c266 213 467 326 442 326s364 226 364 226"><text:p/></draw:path><draw:path draw:style-name="gr25" draw:text-style-name="P68" svg:width="1.738cm" svg:height="0.514cm" svg:x="1.942cm" svg:y="2.635cm" svg:viewBox="0 0 1739 515" svg:d="M0 515c543-200 1134-338 1134-338l504-127 101-50"><text:p/></draw:path><draw:path draw:style-name="gr23" draw:text-style-name="P68" svg:width="0.201cm" svg:height="0.292cm" svg:x="1.032cm" svg:y="1.682cm" svg:viewBox="0 0 202 293" svg:d="M17 0c92 0 143 25 143 25l42 34-9 50c0 0-50 42-33 42s-76 0-68 0c9 0-92 16-92 16v59l25 42 76 25 84-8v-9"><text:p/></draw:path><draw:path draw:style-name="gr23" draw:text-style-name="P68" svg:width="0.167cm" svg:height="0.101cm" svg:x="1.471cm" svg:y="1.256cm" svg:viewBox="0 0 168 102" svg:d="M0 102c168-102 168-102 168-102"><text:p/></draw:path><draw:path draw:style-name="gr23" draw:text-style-name="P68" svg:width="0.125cm" svg:height="0.141cm" svg:x="2.107cm" svg:y="0.972cm" svg:viewBox="0 0 126 142" svg:d="M0 142c101-142 126-142 126-142"><text:p/></draw:path><draw:path draw:style-name="gr23" draw:text-style-name="P68" svg:width="0.137cm" svg:height="0.15cm" svg:x="2.166cm" svg:y="0.99cm" svg:viewBox="0 0 138 151" svg:d="M0 151c109-151 138-151 138-151"><text:p/></draw:path><draw:path draw:style-name="gr26" draw:text-style-name="P68" svg:width="4.614cm" svg:height="3.07cm" svg:x="4.214cm" svg:y="0.299cm" svg:viewBox="0 0 4615 3071" svg:d="M3102 2156c11 221-22 516-22 506 0-11 22 409 22 409 0 0 382-242 372-242-11 0 444-241 444-241 0 0 412-253 400-242-12 10 297-199 297-199l-656 20-887-20c0 0-912 20-902 20s-762-11-762-20c0-8-845 31-845 31l-563-11c0 0 23-401 23-389s-23-453-23-442c0 10 0-399 0-399 0 0 752 0 742 0-11 0 720 10 709 10-10 0 847-10 847-10h782 583l804 10c0 0 127-21 138-21 10 0-455-273-455-273l-477-307-370-198c0 0-201-126-201-147s32 410 32 410l-32 504 11 483-33 495 33 285z"><text:p/></draw:path><draw:path draw:style-name="gr27" draw:text-style-name="P68" svg:width="0.03cm" svg:height="1.208cm" svg:x="8.798cm" svg:y="1.25cm" svg:viewBox="0 0 31 1209" svg:d="M31 1209c0-390-31-810-31-810l21-399"><text:p/></draw:path><draw:path draw:style-name="gr28" draw:text-style-name="P68" svg:width="0.031cm" svg:height="1.208cm" svg:x="6.318cm" svg:y="1.25cm" svg:viewBox="0 0 32 1209" svg:d="M32 1209c0-390-32-810-32-810l22-399"><text:p/></draw:path><draw:path draw:style-name="gr29" draw:text-style-name="P68" svg:width="0.01cm" svg:height="0.934cm" svg:x="7.211cm" svg:y="2.449cm" svg:viewBox="0 0 11 935" svg:d="M11 935c0-199 0-494 0-473s-11-358-11-358v-104"><text:p/></draw:path><draw:path draw:style-name="gr30" draw:text-style-name="P68" svg:width="0.01cm" svg:height="0.936cm" svg:x="7.211cm" svg:y="0.3cm" svg:viewBox="0 0 11 937" svg:d="M11 937c0-200 0-495 0-474s-11-357-11-357v-106"><text:p/></draw:path><draw:path draw:style-name="gr31" draw:text-style-name="P68" svg:width="1.498cm" svg:height="0.013cm" svg:x="7.309cm" svg:y="2.27cm" svg:viewBox="0 0 1499 14" svg:d="M1499 0c-320 0-792 0-758 0s-574 14-574 14h-167"><text:p/></draw:path><draw:path draw:style-name="gr32" draw:text-style-name="P68" svg:width="0.929cm" svg:height="0.024cm" svg:x="6.366cm" svg:y="2.27cm" svg:viewBox="0 0 930 25" svg:d="M930 0c-199 0-491 0-469 0s-356 25-356 25h-105"><text:p/></draw:path><draw:path draw:style-name="gr33" draw:text-style-name="P68" svg:width="2.06cm" svg:height="0.045cm" svg:x="4.239cm" svg:y="2.277cm" svg:viewBox="0 0 2061 46" svg:d="M2061 0c-441 0-387 9-580 9-154 0-511-9-461-9 49 0-789 46-789 46h-231"><text:p/></draw:path><draw:path draw:style-name="gr34" draw:text-style-name="P68" svg:width="0.01cm" svg:height="1.209cm" svg:x="4.068cm" svg:y="1.256cm" svg:viewBox="0 0 11 1210" svg:d="M11 1210c0-257 0-639 0-612 0 26-11-463-11-463v-135"><text:p/></draw:path><draw:path draw:style-name="gr13" draw:text-style-name="P65" svg:width="0.457cm" svg:height="1.236cm" svg:x="5.372cm" svg:y="4.86cm" svg:viewBox="0 0 458 1237" svg:d="M458 0c-28 58-19 126-54 182-37 57-51 125-77 189-25 57-53 115-59 177-9 63-49 115-65 177-17 63-47 123-73 182-25 58-44 122-76 178l-18 58-18 60-18 34"><text:p/></draw:path><draw:path draw:style-name="gr13" draw:text-style-name="P65" svg:width="1.76cm" svg:height="0.043cm" svg:x="5.819cm" svg:y="4.872cm" svg:viewBox="0 0 1761 44" svg:d="M0 0c49 1 97 3 146 4 47 1 94 7 142 5 50-2 103 0 156 0 47 0 98 0 146 0 52 0 105 0 157 0 49 0 100 5 150 0 49-5 93 14 142 14 48 0 98-5 145 9 48 14 100 6 152 11 48 3 97-2 147-11 48-7 100 0 150 0h48 47 33"><text:p/></draw:path><draw:path draw:style-name="gr13" draw:text-style-name="P65" svg:width="1.76cm" svg:height="0.043cm" svg:x="5.372cm" svg:y="6.105cm" svg:viewBox="0 0 1761 44" svg:d="M0 0c49 1 97 3 146 4 47 1 94 7 142 5 50-2 103 0 156 0 47 0 98 0 146 0 52 0 105 0 157 0 49 0 100 5 150 0 49-5 93 14 142 14 48 0 98-5 145 9 48 14 100 6 152 11 48 3 97-2 147-11 48-7 100 0 150 0h48 47 33"><text:p/></draw:path><draw:path draw:style-name="gr13" draw:text-style-name="P65" svg:width="1.727cm" svg:height="0.039cm" svg:x="5.822cm" svg:y="4.009cm" svg:viewBox="0 0 1728 40" svg:d="M0 0c48 1 95 3 143 4 46 1 92 6 140 5 49-3 101 0 152 0 48 0 96 0 144 0 50 0 103 0 153 0 49 0 99 3 148 0 48-5 91 12 140 12 46 0 96-5 143 8 46 14 98 6 148 10 47 3 95-2 144-10 48-7 98 0 148 0h46 47 32"><text:p/></draw:path><draw:path draw:style-name="gr16" draw:text-style-name="P65" svg:width="0.02cm" svg:height="0.836cm" svg:x="5.813cm" svg:y="4.021cm" svg:viewBox="0 0 21 837" svg:d="M13 837c-18-51-9-112 3-166 15-61-10-112 1-170 11-59-15-110-9-165 7-58-22-104 1-164 23-58 0-115-1-172"><text:p/></draw:path><draw:path draw:style-name="gr16" draw:text-style-name="P65" svg:width="0.02cm" svg:height="0.836cm" svg:x="7.555cm" svg:y="4.044cm" svg:viewBox="0 0 21 837" svg:d="M11 837c-17-51-9-112 5-167 14-60-10-112 1-170 12-59-15-109-9-164 7-58-22-104 1-164 23-59 0-116-2-172"><text:p/></draw:path><draw:path draw:style-name="gr13" draw:text-style-name="P65" svg:width="1.727cm" svg:height="0.039cm" svg:x="5.397cm" svg:y="6.94cm" svg:viewBox="0 0 1728 40" svg:d="M1728 40c-47-1-95-3-143-4-46-1-92-7-140-5-49 3-101 0-152 0-48 0-96 0-144 0-50 0-103 0-153 0-49 0-99-4-148 0-48 5-91-12-140-12-46 0-96 5-142-9-47-13-98-5-149-9-47-3-95 2-144 9-47 7-98 0-147 0h-47-47-32"><text:p/></draw:path><draw:path draw:style-name="gr16" draw:text-style-name="P65" svg:width="0.02cm" svg:height="0.837cm" svg:x="7.112cm" svg:y="6.134cm" svg:viewBox="0 0 21 838" svg:d="M9 0c18 51 9 113-4 168-15 59 9 111-1 168-11 60 15 110 9 166-6 57 22 103-2 163-23 59 0 115 2 173"><text:p/></draw:path><draw:path draw:style-name="gr16" draw:text-style-name="P65" svg:width="0.019cm" svg:height="0.836cm" svg:x="5.372cm" svg:y="6.105cm" svg:viewBox="0 0 20 837" svg:d="M7 0c19 51 10 112-2 167-15 60 10 112-2 169-11 60 16 110 9 166-6 56 22 103-2 163-22 59 2 114 2 172"><text:p/></draw:path><draw:path draw:style-name="gr13" draw:text-style-name="P65" svg:width="0.457cm" svg:height="1.236cm" svg:x="7.126cm" svg:y="4.89cm" svg:viewBox="0 0 458 1237" svg:d="M458 0c-28 58-18 126-54 182-37 57-51 125-77 189-25 57-52 115-60 177-8 63-48 115-65 177-16 63-47 123-72 182s-44 122-77 178l-17 58-19 59-17 35"><text:p/></draw:path><draw:path draw:style-name="gr13" draw:text-style-name="P65" svg:width="1.321cm" svg:height="0.069cm" svg:x="4.49cm" svg:y="4.8cm" svg:viewBox="0 0 1322 70" svg:d="M0 8c64 10 127-20 190-3 66 18 136 10 204 17 62 5 126 14 188 2 63-10 125 12 188 9 66-4 133 7 196 13 64 7 130 5 193 19l62-1h62l39 6"><text:p/></draw:path><draw:path draw:style-name="gr13" draw:text-style-name="P65" svg:width="1.321cm" svg:height="0.07cm" svg:x="4.491cm" svg:y="3.945cm" svg:viewBox="0 0 1322 71" svg:d="M0 9c64 9 127-21 190-4 66 18 136 11 204 17 62 5 126 14 188 3 63-11 125 11 188 8 66-3 133 7 196 13 64 7 130 6 193 20l62-1 62-1 39 7"><text:p/></draw:path><draw:path draw:style-name="gr16" draw:text-style-name="P65" svg:width="0.02cm" svg:height="0.837cm" svg:x="4.469cm" svg:y="3.965cm" svg:viewBox="0 0 21 838" svg:d="M8 0c19 51 10 112-3 167-15 60 9 113-1 170-12 59 16 108 9 165-7 58 22 103-2 163-22 59 0 116 3 173"><text:p/></draw:path><draw:path draw:style-name="gr13" draw:text-style-name="P65" svg:width="1.321cm" svg:height="0.07cm" svg:x="7.126cm" svg:y="6.134cm" svg:viewBox="0 0 1322 71" svg:d="M1322 62c-64-9-127 21-191 3-66-18-135-10-204-16-61-5-125-14-187-3-63 11-125-11-189-8-65 3-132-7-196-13-64-7-129-6-192-20l-62 1-62 1-39-7"><text:p/></draw:path><draw:path draw:style-name="gr13" draw:text-style-name="P65" svg:width="1.321cm" svg:height="0.069cm" svg:x="7.126cm" svg:y="6.986cm" svg:viewBox="0 0 1322 70" svg:d="M1322 62c-64-10-127 20-191 3-66-18-135-10-204-17-61-5-125-14-187-2-63 10-125-12-189-9-65 4-132-7-196-13-64-7-129-5-192-19l-62 1h-62l-39-6"><text:p/></draw:path><draw:path draw:style-name="gr16" draw:text-style-name="P65" svg:width="0.02cm" svg:height="0.836cm" svg:x="8.447cm" svg:y="6.197cm" svg:viewBox="0 0 21 837" svg:d="M13 837c-19-51-10-113 3-167 14-60-11-113 1-169 11-60-15-110-9-166 6-58-22-104 1-163s0-115-2-172"><text:p/></draw:path><draw:path draw:style-name="gr18" draw:text-style-name="P65" svg:width="1.727cm" svg:height="0.039cm" svg:x="5.823cm" svg:y="3.838cm" svg:viewBox="0 0 1728 40" svg:d="M0 0c48 1 95 3 143 4 46 1 92 6 140 5 49-3 101 0 152 0 48 0 96 0 144 0 50 0 103 0 153 0 49 0 99 3 148 0 48-5 91 12 140 12 46 0 96-5 143 8 46 14 98 6 148 10 47 3 95-2 144-10 48-7 98 0 148 0h46 47 32"><text:p/></draw:path><draw:path draw:style-name="gr18" draw:text-style-name="P65" svg:width="1.321cm" svg:height="0.07cm" svg:x="4.492cm" svg:y="3.772cm" svg:viewBox="0 0 1322 71" svg:d="M0 9c64 9 127-21 190-4 66 18 136 11 204 18 62 5 126 13 188 2 63-11 125 12 188 8 66-3 133 7 196 13 64 7 130 6 193 20l62-1 62-1 39 7"><text:p/></draw:path><draw:path draw:style-name="gr18" draw:text-style-name="P65" svg:width="0.02cm" svg:height="0.837cm" svg:x="5.198cm" svg:y="6.105cm" svg:viewBox="0 0 21 838" svg:d="M8 0c19 51 9 113-3 167-15 61 9 113-2 169-11 61 15 111 8 166-5 57 24 103 0 163-23 60 0 116 2 173"><text:p/></draw:path><draw:path draw:style-name="gr18" draw:text-style-name="P65" svg:width="1.321cm" svg:height="0.07cm" svg:x="7.126cm" svg:y="7.184cm" svg:viewBox="0 0 1322 71" svg:d="M1322 62c-64-9-127 21-191 3-66-18-135-10-204-16-61-5-125-14-187-3-63 11-125-11-189-8-65 3-132-7-196-13-64-7-129-6-192-20l-62 2h-62l-39-7"><text:p/></draw:path><draw:path draw:style-name="gr18" draw:text-style-name="P65" svg:width="0.02cm" svg:height="0.836cm" svg:x="7.731cm" svg:y="4.048cm" svg:viewBox="0 0 21 837" svg:d="M14 837c-20-50-10-112 3-166 14-61-10-112 0-171 12-58-15-109-9-165 6-55-22-103 2-162 23-59 0-115-3-173"><text:p/></draw:path><draw:path draw:style-name="gr18" draw:text-style-name="P65" svg:width="0.457cm" svg:height="1.236cm" svg:x="7.301cm" svg:y="4.89cm" svg:viewBox="0 0 458 1237" svg:d="M458 0c-28 58-18 126-54 182-36 57-50 125-78 188-24 58-51 116-58 178-9 63-49 115-64 177-18 63-48 123-73 182s-44 122-77 178l-18 58-18 60-18 34"><text:p/></draw:path><draw:path draw:style-name="gr13" draw:text-style-name="P65" svg:width="0.414cm" svg:height="1.252cm" svg:x="5.368cm" svg:y="6.949cm" svg:viewBox="0 0 415 1253" svg:d="M415 1253c-26-59-14-128-47-185-36-58-47-127-71-191-22-58-48-117-53-180-6-62-45-115-59-178-16-64-43-125-66-185-24-59-40-122-71-179l-16-61-16-59-16-35"><text:p/></draw:path><draw:path draw:style-name="gr13" draw:text-style-name="P65" svg:width="1.76cm" svg:height="0.027cm" svg:x="5.773cm" svg:y="8.196cm" svg:viewBox="0 0 1761 28" svg:d="M0 1c49 0 97 0 146 1 47 1 95-5 143 0 49 4 103 4 156 6 46 1 97 2 145 4 52 2 105 4 157 6 49 1 100-2 150 5 48 6 93-12 142-10 48 2 98 9 145-4 49-13 100-2 153-4 47-2 97 4 146 14 48 9 100 4 150 6l48 1 47 2h33"><text:p/></draw:path><draw:path draw:style-name="gr13" draw:text-style-name="P65" svg:width="0.414cm" svg:height="1.251cm" svg:x="7.121cm" svg:y="6.977cm" svg:viewBox="0 0 415 1252" svg:d="M415 1252c-26-59-14-127-48-184-35-58-46-127-70-191-22-58-48-117-53-180-7-62-45-116-59-178-15-64-42-125-66-185-24-59-40-122-70-180l-17-60-15-59-17-35"><text:p/></draw:path></draw:g></text:p>
        <text:p text:style-name="P28"><text:span text:style-name="_5f_livret"><text:span text:style-name="T11"/></text:span></text:p>
        <text:p text:style-name="P28"><text:span text:style-name="_5f_livret"><text:span text:style-name="T11"/></text:span></text:p>
        <text:p text:style-name="P35"><text:span text:style-name="_5f_livret"><text:span text:style-name="T11"/></text:span></text:p>
        <text:p text:style-name="P28"><text:span text:style-name="_5f_livret"><text:span text:style-name="T11"/></text:span></text:p>
        <text:p text:style-name="P28"><text:span text:style-name="_5f_livret"><text:span text:style-name="T11"/></text:span></text:p>
        <text:p text:style-name="P27"><text:span text:style-name="_5f_livret"><text:span text:style-name="T11"/></text:span></text:p>
        <text:p text:style-name="P28"><text:span text:style-name="_5f_livret"><text:span text:style-name="T11"/></text:span></text:p>
        <text:p text:style-name="P28"><text:span text:style-name="_5f_livret"><text:span text:style-name="T11"/></text:span></text:p>
        <text:p text:style-name="P28"><text:span text:style-name="_5f_livret"><text:span text:style-name="T11"/></text:span></text:p>
        <text:p text:style-name="P28"><text:span text:style-name="_5f_livret"><text:span text:style-name="T11"/></text:span></text:p>
      </text:section>
      <text:list xml:id="list110343650465629" text:continue-numbering="true" text:style-name="Num_5f_Exo">
        <text:list-item>
          <text:p text:style-name="P41"><draw:g text:anchor-type="paragraph" draw:z-index="21" draw:name="Forme12" draw:style-name="gr3"><draw:line draw:style-name="gr4" draw:text-style-name="P60" svg:x1="7.557cm" svg:y1="2.382cm" svg:x2="10.56cm" svg:y2="2.382cm"><text:p/></draw:line><draw:line draw:style-name="gr4" draw:text-style-name="P60" svg:x1="7.557cm" svg:y1="2.384cm" svg:x2="9.054cm" svg:y2="0.887cm"><text:p/></draw:line><draw:line draw:style-name="gr4" draw:text-style-name="P60" svg:x1="9.054cm" svg:y1="0.874cm" svg:x2="10.57cm" svg:y2="2.39cm"><text:p/></draw:line><draw:line draw:style-name="gr5" draw:text-style-name="P60" svg:x1="8.941cm" svg:y1="1.763cm" svg:x2="11.944cm" svg:y2="1.763cm"><text:p/></draw:line><draw:line draw:style-name="gr5" draw:text-style-name="P60" svg:x1="8.941cm" svg:y1="1.766cm" svg:x2="10.438cm" svg:y2="0.269cm"><text:p/></draw:line><draw:line draw:style-name="gr4" draw:text-style-name="P60" svg:x1="10.436cm" svg:y1="0.257cm" svg:x2="11.952cm" svg:y2="1.773cm"><text:p/></draw:line><draw:line draw:style-name="gr4" draw:text-style-name="P60" svg:x1="9.051cm" svg:y1="0.889cm" svg:x2="10.445cm" svg:y2="0.257cm"><text:p/></draw:line><draw:line draw:style-name="gr5" draw:text-style-name="P60" svg:x1="7.564cm" svg:y1="2.388cm" svg:x2="8.958cm" svg:y2="1.756cm"><text:p/></draw:line><draw:line draw:style-name="gr4" draw:text-style-name="P60" svg:x1="10.555cm" svg:y1="2.388cm" svg:x2="11.949cm" svg:y2="1.756cm"><text:p/></draw:line><draw:line draw:style-name="gr6" draw:text-style-name="P60" svg:x1="7.557cm" svg:y1="2.585cm" svg:x2="10.56cm" svg:y2="2.585cm"><text:p/></draw:line><draw:frame draw:style-name="gr7" draw:text-style-name="P62" svg:width="0.823cm" svg:height="0.376cm" svg:x="8.559cm" svg:y="2.636cm"><draw:text-box><text:p text:style-name="P61"><text:span text:style-name="T32">3 cm</text:span></text:p></draw:text-box></draw:frame><draw:line draw:style-name="gr6" draw:text-style-name="P60" svg:x1="10.753cm" svg:y1="2.585cm" svg:x2="12.147cm" svg:y2="1.953cm"><text:p/></draw:line><draw:frame draw:style-name="gr7" draw:text-style-name="P62" svg:width="0.823cm" svg:height="0.376cm" svg:x="11.353cm" svg:y="2.341cm"><draw:text-box><text:p text:style-name="P61"><text:span text:style-name="T32">4 cm</text:span></text:p></draw:text-box></draw:frame><draw:line draw:style-name="gr4" draw:text-style-name="P60" svg:x1="8.112cm" svg:y1="1.643cm" svg:x2="8.259cm" svg:y2="1.778cm"><text:p/></draw:line><draw:line draw:style-name="gr4" draw:text-style-name="P60" svg:x1="8.211cm" svg:y1="1.646cm" svg:x2="8.358cm" svg:y2="1.781cm"><text:p/></draw:line><draw:line draw:style-name="gr4" draw:text-style-name="P60" svg:x1="10.081cm" svg:y1="1.702cm" svg:x2="9.934cm" svg:y2="1.837cm"><text:p/></draw:line><draw:line draw:style-name="gr4" draw:text-style-name="P60" svg:x1="9.977cm" svg:y1="1.703cm" svg:x2="9.83cm" svg:y2="1.838cm"><text:p/></draw:line><draw:line draw:style-name="gr6" draw:text-style-name="P60" svg:x1="7.358cm" svg:y1="2.281cm" svg:x2="8.855cm" svg:y2="0.784cm"><text:p/></draw:line><draw:frame draw:style-name="gr8" draw:text-style-name="P62" svg:width="1.14cm" svg:height="0.376cm" svg:x="7.07cm" svg:y="1.135cm"><draw:text-box><text:p text:style-name="P61"><text:span text:style-name="T32">2,5 cm</text:span></text:p></draw:text-box></draw:frame></draw:g> Construis un patron du solide ci‑<text:span text:style-name="T30">c</text:span><text:span text:style-name="T31">ontre</text:span> représenté en perspective.</text:p>
        </text:list-item>
      </text:list>
      <text:h text:style-name="P50" text:outline-level="1"><text:span text:style-name="_5f_livret"><text:span text:style-name="T11"/></text:span></text:h>
      <text:h text:style-name="P51" text:outline-level="1"><text:span text:style-name="_5f_livret"><text:span text:style-name="T11"/></text:span></text:h>
      <text:h text:style-name="P52" text:outline-level="1"/>
      <text:h text:style-name="P52" text:outline-level="1"/>
      <text:h text:style-name="P52" text:outline-level="1"/>
      <text:h text:style-name="P52" text:outline-level="1"/>
      <text:h text:style-name="P52" text:outline-level="1"/>
      <text:h text:style-name="P52" text:outline-level="1"/>
      <text:h text:style-name="P52" text:outline-level="1"/>
      <text:p text:style-name="P33"><text:span text:style-name="_5f_pointillés_20_gr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Lucida Sans2" svg:font-family="'Lucida Sans'" style:font-pitch="variable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SimSun1" svg:font-family="SimSun" style:font-pitch="variable" style:font-charset="x-symbol"/>
    <style:font-face style:name="Times New Roman2" svg:font-family="'Times New Roman'" style:font-pitch="variable" style:font-charset="x-symbol"/>
    <style:font-face style:name="Times New Roman3" svg:font-family="'Times New Roman'" style:font-family-generic="roman" style:font-pitch="variable" style:font-charset="x-symbol"/>
    <style:font-face style:name="Lucida Sans1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OpenSymbol4" svg:font-family="OpenSymbol"/>
    <style:font-face style:name="Tahoma2" svg:font-family="Tahoma"/>
    <style:font-face style:name="Bitstream Vera Sans6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Sans3" svg:font-family="'Lucid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SimSun3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4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2cm" draw:dots2="1" draw:dots2-length="0.002cm" draw:distance="0.002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1cm" draw:dots2="1" draw:dots2-length="0.001cm" draw:distance="0.001cm"/>
    <draw:stroke-dash draw:name="Dashed_20__28_var_29__20_6796" draw:display-name="Dashed (var) 6796" draw:style="rect" draw:dots1="1" draw:dots1-length="0.009cm" draw:dots2="1" draw:dots2-length="0.009cm" draw:distance="0.009cm"/>
    <draw:stroke-dash draw:name="Dashed_20__28_var_29__20_6797" draw:display-name="Dashed (var) 6797" draw:style="rect" draw:dots1="1" draw:dots1-length="0.009cm" draw:dots2="1" draw:dots2-length="0.009cm" draw:distance="0.009cm"/>
    <draw:stroke-dash draw:name="Dashed_20__28_var_29__20_6798" draw:display-name="Dashed (var) 6798" draw:style="rect" draw:dots1="1" draw:dots1-length="0.009cm" draw:dots2="1" draw:dots2-length="0.009cm" draw:distance="0.009cm"/>
    <draw:stroke-dash draw:name="Dashed_20__28_var_29__20_6799" draw:display-name="Dashed (var) 6799" draw:style="rect" draw:dots1="1" draw:dots1-length="0.009cm" draw:dots2="1" draw:dots2-length="0.009cm" draw:distance="0.009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1cm" draw:dots2="1" draw:dots2-length="0.001cm" draw:distance="0.001cm"/>
    <draw:stroke-dash draw:name="Dashed_20__28_var_29__20_6801" draw:display-name="Dashed (var) 6801" draw:style="rect" draw:dots1="1" draw:dots1-length="0.001cm" draw:dots2="1" draw:dots2-length="0.001cm" draw:distance="0.001cm"/>
    <draw:stroke-dash draw:name="Dashed_20__28_var_29__20_6802" draw:display-name="Dashed (var) 6802" draw:style="rect" draw:dots1="1" draw:dots1-length="0.001cm" draw:dots2="1" draw:dots2-length="0.001cm" draw:distance="0.001cm"/>
    <draw:stroke-dash draw:name="Dashed_20__28_var_29__20_6803" draw:display-name="Dashed (var) 6803" draw:style="rect" draw:dots1="1" draw:dots1-length="0.001cm" draw:dots2="1" draw:dots2-length="0.001cm" draw:distance="0.001cm"/>
    <draw:stroke-dash draw:name="Dashed_20__28_var_29__20_6804" draw:display-name="Dashed (var) 6804" draw:style="rect" draw:dots1="1" draw:dots1-length="0.001cm" draw:dots2="1" draw:dots2-length="0.001cm" draw:distance="0.001cm"/>
    <draw:stroke-dash draw:name="Dashed_20__28_var_29__20_6805" draw:display-name="Dashed (var) 6805" draw:style="rect" draw:dots1="1" draw:dots1-length="0.001cm" draw:dots2="1" draw:dots2-length="0.001cm" draw:distance="0.001cm"/>
    <draw:stroke-dash draw:name="Dashed_20__28_var_29__20_6806" draw:display-name="Dashed (var) 6806" draw:style="rect" draw:dots1="1" draw:dots1-length="0.001cm" draw:dots2="1" draw:dots2-length="0.001cm" draw:distance="0.001cm"/>
    <draw:stroke-dash draw:name="Dashed_20__28_var_29__20_6809" draw:display-name="Dashed (var) 6809" draw:style="rect" draw:dots1="1" draw:dots1-length="0.001cm" draw:dots2="1" draw:dots2-length="0.001cm" draw:distance="0.001cm"/>
    <draw:stroke-dash draw:name="Dashed_20__28_var_29__20_6810" draw:display-name="Dashed (var) 6810" draw:style="rect" draw:dots1="1" draw:dots1-length="0.001cm" draw:dots2="1" draw:dots2-length="0.001cm" draw:distance="0.001cm"/>
    <draw:stroke-dash draw:name="Dashed_20__28_var_29__20_6811" draw:display-name="Dashed (var) 6811" draw:style="rect" draw:dots1="1" draw:dots1-length="0.001cm" draw:dots2="1" draw:dots2-length="0.001cm" draw:distance="0.001cm"/>
    <draw:stroke-dash draw:name="Dashed_20__28_var_29__20_6817" draw:display-name="Dashed (var) 6817" draw:style="rect" draw:dots1="1" draw:dots1-length="0.002cm" draw:dots2="1" draw:dots2-length="0.002cm" draw:distance="0.002cm"/>
    <draw:stroke-dash draw:name="Dashed_20__28_var_29__20_6818" draw:display-name="Dashed (var) 6818" draw:style="rect" draw:dots1="1" draw:dots1-length="0.002cm" draw:dots2="1" draw:dots2-length="0.002cm" draw:distance="0.002cm"/>
    <draw:stroke-dash draw:name="Dashed_20__28_var_29__20_6819" draw:display-name="Dashed (var) 6819" draw:style="rect" draw:dots1="1" draw:dots1-length="0.002cm" draw:dots2="1" draw:dots2-length="0.002cm" draw:distance="0.002cm"/>
    <draw:stroke-dash draw:name="Dashed_20__28_var_29__20_6820" draw:display-name="Dashed (var) 6820" draw:style="rect" draw:dots1="1" draw:dots1-length="0.002cm" draw:dots2="1" draw:dots2-length="0.002cm" draw:distance="0.002cm"/>
    <draw:stroke-dash draw:name="Dashed_20__28_var_29__20_6821" draw:display-name="Dashed (var) 6821" draw:style="rect" draw:dots1="1" draw:dots1-length="0.002cm" draw:dots2="1" draw:dots2-length="0.002cm" draw:distance="0.002cm"/>
    <draw:stroke-dash draw:name="Dashed_20__28_var_29__20_6822" draw:display-name="Dashed (var) 6822" draw:style="rect" draw:dots1="1" draw:dots1-length="0.002cm" draw:dots2="1" draw:dots2-length="0.002cm" draw:distance="0.002cm"/>
    <draw:stroke-dash draw:name="Dashed_20__28_var_29__20_6823" draw:display-name="Dashed (var) 6823" draw:style="rect" draw:dots1="1" draw:dots1-length="0.002cm" draw:dots2="1" draw:dots2-length="0.002cm" draw:distance="0.002cm"/>
    <draw:stroke-dash draw:name="Dashed_20__28_var_29__20_6824" draw:display-name="Dashed (var) 6824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94" draw:display-name="Dashed (var) 7294" draw:style="rect" draw:dots1="1" draw:dots1-length="0.006cm" draw:dots2="1" draw:dots2-length="0.006cm" draw:distance="0.006cm"/>
    <draw:stroke-dash draw:name="Dashed_20__28_var_29__20_7295" draw:display-name="Dashed (var) 7295" draw:style="rect" draw:dots1="1" draw:dots1-length="0.006cm" draw:dots2="1" draw:dots2-length="0.006cm" draw:distance="0.006cm"/>
    <draw:stroke-dash draw:name="Dashed_20__28_var_29__20_7296" draw:display-name="Dashed (var) 7296" draw:style="rect" draw:dots1="1" draw:dots1-length="0.008cm" draw:dots2="1" draw:dots2-length="0.008cm" draw:distance="0.008cm"/>
    <draw:stroke-dash draw:name="Dashed_20__28_var_29__20_7297" draw:display-name="Dashed (var) 7297" draw:style="rect" draw:dots1="1" draw:dots1-length="0.006cm" draw:dots2="1" draw:dots2-length="0.006cm" draw:distance="0.006cm"/>
    <draw:stroke-dash draw:name="Dashed_20__28_var_29__20_7298" draw:display-name="Dashed (var) 7298" draw:style="rect" draw:dots1="1" draw:dots1-length="0.008cm" draw:dots2="1" draw:dots2-length="0.008cm" draw:distance="0.008cm"/>
    <draw:stroke-dash draw:name="Dashed_20__28_var_29__20_7299" draw:display-name="Dashed (var) 7299" draw:style="rect" draw:dots1="1" draw:dots1-length="0.006cm" draw:dots2="1" draw:dots2-length="0.006cm" draw:distance="0.006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0" draw:display-name="Dashed (var) 7300" draw:style="rect" draw:dots1="1" draw:dots1-length="0.006cm" draw:dots2="1" draw:dots2-length="0.006cm" draw:distance="0.006cm"/>
    <draw:stroke-dash draw:name="Dashed_20__28_var_29__20_7301" draw:display-name="Dashed (var) 7301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72" draw:display-name="Dashed (var) 7672" draw:style="rect" draw:dots1="1" draw:dots1-length="0.003cm" draw:dots2="1" draw:dots2-length="0.003cm" draw:distance="0.003cm"/>
    <draw:stroke-dash draw:name="Dashed_20__28_var_29__20_7673" draw:display-name="Dashed (var) 7673" draw:style="rect" draw:dots1="1" draw:dots1-length="0.003cm" draw:dots2="1" draw:dots2-length="0.003cm" draw:distance="0.003cm"/>
    <draw:stroke-dash draw:name="Dashed_20__28_var_29__20_7674" draw:display-name="Dashed (var) 7674" draw:style="rect" draw:dots1="1" draw:dots1-length="0.003cm" draw:dots2="1" draw:dots2-length="0.003cm" draw:distance="0.003cm"/>
    <draw:stroke-dash draw:name="Dashed_20__28_var_29__20_7675" draw:display-name="Dashed (var) 7675" draw:style="rect" draw:dots1="1" draw:dots1-length="0.003cm" draw:dots2="1" draw:dots2-length="0.003cm" draw:distance="0.003cm"/>
    <draw:stroke-dash draw:name="Dashed_20__28_var_29__20_7676" draw:display-name="Dashed (var) 7676" draw:style="rect" draw:dots1="1" draw:dots1-length="0.003cm" draw:dots2="1" draw:dots2-length="0.003cm" draw:distance="0.003cm"/>
    <draw:stroke-dash draw:name="Dashed_20__28_var_29__20_7677" draw:display-name="Dashed (var) 7677" draw:style="rect" draw:dots1="1" draw:dots1-length="0.003cm" draw:dots2="1" draw:dots2-length="0.003cm" draw:distance="0.003cm"/>
    <draw:stroke-dash draw:name="Dashed_20__28_var_29__20_7678" draw:display-name="Dashed (var) 7678" draw:style="rect" draw:dots1="1" draw:dots1-length="0.003cm" draw:dots2="1" draw:dots2-length="0.003cm" draw:distance="0.003cm"/>
    <draw:stroke-dash draw:name="Dashed_20__28_var_29__20_7679" draw:display-name="Dashed (var) 7679" draw:style="rect" draw:dots1="1" draw:dots1-length="0.003cm" draw:dots2="1" draw:dots2-length="0.003cm" draw:distance="0.003cm"/>
    <draw:stroke-dash draw:name="Dashed_20__28_var_29__20_7680" draw:display-name="Dashed (var) 7680" draw:style="rect" draw:dots1="1" draw:dots1-length="0.003cm" draw:dots2="1" draw:dots2-length="0.003cm" draw:distance="0.003cm"/>
    <draw:stroke-dash draw:name="Dashed_20__28_var_29__20_7681" draw:display-name="Dashed (var) 7681" draw:style="rect" draw:dots1="1" draw:dots1-length="0.016cm" draw:dots2="1" draw:dots2-length="0.016cm" draw:distance="0.016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63%" draw:distance="63%"/>
    <draw:stroke-dash draw:name="Dashed_20__28_var_29__20_7684" draw:display-name="Dashed (var) 7684" draw:style="rect" draw:dots1="1" draw:dots1-length="63%" draw:distance="63%"/>
    <draw:stroke-dash draw:name="Dashed_20__28_var_29__20_7685" draw:display-name="Dashed (var) 7685" draw:style="rect" draw:dots1="1" draw:dots1-length="63%" draw:distance="63%"/>
    <draw:stroke-dash draw:name="Dashed_20__28_var_29__20_7686" draw:display-name="Dashed (var) 7686" draw:style="rect" draw:dots1="1" draw:dots1-length="63%" draw:distance="63%"/>
    <draw:stroke-dash draw:name="Dashed_20__28_var_29__20_7687" draw:display-name="Dashed (var) 7687" draw:style="rect" draw:dots1="1" draw:dots1-length="63%" draw:distance="63%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4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4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4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4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199cm" fo:margin-bottom="0.199cm" loext:contextual-spacing="false" fo:text-align="justify" style:justify-single-word="false" style:page-number="auto"/>
      <style:text-properties style:font-name="Bitstream Vera Sans4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4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4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4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4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4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3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4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Consigne" style:family="text">
      <style:text-properties style:use-window-font-color="true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iveau_5f_orange" style:display-name="_Niveau_orang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style:font-name="Bitstream Vera Sans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ld_5f_niv1" style:display-name="Bold_niv1" style:family="text">
      <style:text-properties fo:color="#e8c32a" style:font-name="Bitstream Vera Sans4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4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Numéros_20_de_20_s_27_entraîner" style:display-name="-Numéros de s'entraîner" style:family="text">
      <style:text-properties fo:color="#ffffff" style:font-name="Bitstream Vera Sans4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Bold_5f_niv2" style:display-name="Bold_niv2" style:family="text">
      <style:text-properties fo:color="#d3802b" style:font-name="Bitstream Vera Sans4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style:font-name="Bitstream Vera Sans4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style:font-name="Bitstream Vera Sans4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Exemple_5f_bold" style:display-name="Exemple_bold" style:family="text">
      <style:text-properties fo:color="#4d4d4d" style:font-name="Bitstream Vera Sans4" fo:font-family="'Bitstream Vera Sans'" style:font-style-name="Roman" style:font-family-generic="swiss" style:font-pitch="variable" fo:font-size="8pt" style:text-underline-style="none" fo:font-weight="bold" officeooo:rsid="0019262b" style:font-size-asian="10.5pt" style:font-weight-asian="bold" style:font-weight-complex="bold" loext:shadow="none"/>
    </style:style>
    <style:style style:name="Exemple_5f_titre" style:display-name="Exemple_titre" style:family="text" style:parent-style-name="Exemple_5f_bold">
      <style:text-properties fo:color="#4d4d4d" style:font-name="Bitstream Vera Sans4" fo:font-family="'Bitstream Vera Sans'" style:font-style-name="Roman" style:font-family-generic="swiss" style:font-pitch="variable" fo:font-size="8pt" style:text-underline-style="solid" style:text-underline-width="auto" style:text-underline-color="#7fb241" fo:font-weight="bold" officeooo:rsid="0019262b" fo:background-color="transparent" style:font-size-asian="10.5pt" style:font-weight-asian="bold" style:font-weight-complex="bold" loext:shadow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fo:font-variant="normal" fo:text-transform="none" fo:color="#1ca2b8" style:font-name="Bitstream Vera Sans3" fo:font-size="16pt" fo:letter-spacing="normal" fo:font-style="normal" fo:text-shadow="none" fo:font-weight="bold" officeooo:rsid="002b3f0f" officeooo:paragraph-rsid="0067aa8d" style:font-size-asian="16pt" style:font-style-asian="normal" style:font-size-complex="16pt" style:font-style-complex="normal"/>
    </style:style>
    <style:style style:name="MP27" style:family="paragraph">
      <loext:graphic-properties draw:fill="solid" draw:fill-color="#1ca2b8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 style:writing-mode="lr-tb"/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3db5af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5066ff"/>
    </style:style>
    <style:style style:name="MT7" style:family="text">
      <style:text-properties officeooo:rsid="003459de"/>
    </style:style>
    <style:style style:name="MT8" style:family="text">
      <style:text-properties officeooo:rsid="002da2a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4">Chapitre G2 : Triangles</text:p>
      </style:footer>
      <style:footer-left>
        <text:p text:style-name="MP25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>
      <style:header>
        <text:p text:style-name="MP26"><draw:path text:anchor-type="paragraph" draw:z-index="7" draw:name="Forme1" draw:style-name="Mgr1" draw:text-style-name="MP27" svg:width="4.329cm" svg:height="2.24cm" svg:x="0cm" svg:y="0cm" svg:viewBox="0 0 4330 2241" svg:d="M0 2241l3984-288c209-15 363-168 345-342l-170-1611h-4159z"><text:p/></draw:path><draw:frame text:anchor-type="paragraph" draw:z-index="8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5">Série 3</text:span></text:p></draw:text-box></draw:frame><draw:line text:anchor-type="paragraph" draw:z-index="9" draw:name="Forme3" draw:style-name="Mgr3" draw:text-style-name="MP28" svg:x1="21.267cm" svg:y1="0.36cm" svg:x2="23.611cm" svg:y2="0.36cm"><text:p/></draw:line>C<text:span text:style-name="MT6">onstruire un patron de prisme ou de cylindre</text:span></text:p>
      </style:header>
      <loext:header-first>
        <text:p text:style-name="MP26"><draw:path text:anchor-type="paragraph" draw:z-index="11" draw:name="Forme1" draw:style-name="Mgr1" draw:text-style-name="MP27" svg:width="4.329cm" svg:height="2.24cm" svg:x="0cm" svg:y="0cm" svg:viewBox="0 0 4330 2241" svg:d="M0 2241l3984-288c209-15 363-168 345-342l-170-1611h-4159z"><text:p/></draw:path><draw:frame text:anchor-type="paragraph" draw:z-index="12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5">Série 3</text:span></text:p></draw:text-box></draw:frame><draw:line text:anchor-type="paragraph" draw:z-index="13" draw:name="Forme3" draw:style-name="Mgr3" draw:text-style-name="MP28" svg:x1="21.267cm" svg:y1="0.36cm" svg:x2="23.611cm" svg:y2="0.36cm"><text:p/></draw:line>C<text:span text:style-name="MT6">onstruire un patron de prisme ou de cylindre</text:span></text:p>
      </loext:header-first>
      <style:footer>
        <text:p text:style-name="MP30"><draw:frame draw:style-name="Mfr1" draw:name="Cadre4" text:anchor-type="paragraph" svg:y="-0.06cm" draw:z-index="0"><draw:text-box fo:min-height="0.499cm" fo:min-width="1cm"><draw:frame draw:style-name="Mfr2" draw:name="Cadre5" text:anchor-type="frame" svg:x="0.45cm" svg:y="0.079cm" svg:width="0.817cm" draw:z-index="0"><draw:text-box fo:min-height="0.355cm"><text:p text:style-name="MP31"><draw:g text:anchor-type="paragraph" draw:z-index="10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129</text:page-number></text:p></draw:text-box></draw:frame><text:p text:style-name="MP33"><text:span text:style-name="MT7">Espace</text:span> • <text:span text:style-name="MT8">D6</text:span></text:p></draw:text-box></draw:frame></text:p>
      </style:footer>
      <style:footer-left>
        <text:p text:style-name="MP30"><draw:frame draw:style-name="Mfr1" draw:name="Cadre6" text:anchor-type="paragraph" svg:y="-0.06cm" draw:z-index="14"><draw:text-box fo:min-height="0.499cm" fo:min-width="1cm"><draw:frame draw:style-name="Mfr2" draw:name="Cadre7" text:anchor-type="frame" svg:x="0.45cm" svg:y="0.079cm" svg:width="0.817cm" draw:z-index="15"><draw:text-box fo:min-height="0.355cm"><text:p text:style-name="MP31"><draw:g text:anchor-type="paragraph" draw:z-index="16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128</text:page-number></text:p></draw:text-box></draw:frame><text:p text:style-name="MP33"><text:span text:style-name="MT7">Espace</text:span> • <text:span text:style-name="MT8">D6</text:span></text:p></draw:text-box></draw:frame></text:p>
      </style:footer-left>
      <loext:footer-first>
        <text:p text:style-name="MP30"><draw:frame draw:style-name="Mfr1" draw:name="Cadre8" text:anchor-type="paragraph" svg:y="-0.06cm" draw:z-index="17"><draw:text-box fo:min-height="0.499cm" fo:min-width="1cm"><draw:frame draw:style-name="Mfr2" draw:name="Cadre9" text:anchor-type="frame" svg:x="0.45cm" svg:y="0.079cm" svg:width="0.817cm" draw:z-index="22"><draw:text-box fo:min-height="0.355cm"><text:p text:style-name="MP31"><draw:g text:anchor-type="paragraph" draw:z-index="23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127</text:page-number></text:p></draw:text-box></draw:frame><text:p text:style-name="MP33"><text:span text:style-name="MT7">Espace</text:span> • <text:span text:style-name="MT8">D6</text:span></text:p></draw:text-box></draw:frame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02T11:03:42.193000000</dc:date>
    <meta:editing-duration>PT17H52M28S</meta:editing-duration>
    <meta:editing-cycles>98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2" meta:image-count="0" meta:object-count="0" meta:page-count="2" meta:paragraph-count="65" meta:word-count="391" meta:character-count="2379" meta:non-whitespace-character-count="1643"/>
  </office:meta>
</office:document-meta>
</file>